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InputMono" svg:font-family="InputMono" style:font-pitch="fixed"/>
    <style:font-face style:name="InputMono Medium" svg:font-family="'Input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3173in" fo:text-align="justify" style:justify-single-word="false"/>
      <style:text-properties style:font-name="InputMono" fo:font-weight="normal" officeooo:rsid="001c52ad" officeooo:paragraph-rsid="001f34f9" style:font-weight-asian="normal" style:font-weight-complex="normal"/>
    </style:style>
    <style:style style:name="P2" style:family="paragraph" style:parent-style-name="Standard">
      <style:paragraph-properties fo:line-height="0.3173in" fo:text-align="justify" style:justify-single-word="false"/>
      <style:text-properties style:font-name="InputMono" fo:font-weight="normal" officeooo:rsid="001c52ad" officeooo:paragraph-rsid="001fa023" style:font-weight-asian="normal" style:font-weight-complex="normal"/>
    </style:style>
    <style:style style:name="P3" style:family="paragraph" style:parent-style-name="Standard">
      <style:paragraph-properties fo:line-height="0.3173in"/>
      <style:text-properties style:font-name="InputMono" fo:font-weight="normal" officeooo:rsid="001c52ad" officeooo:paragraph-rsid="001f34f9" style:font-weight-asian="normal" style:font-weight-complex="normal"/>
    </style:style>
    <style:style style:name="P4" style:family="paragraph" style:parent-style-name="Standard">
      <style:paragraph-properties fo:line-height="0.3173in" fo:text-align="justify" style:justify-single-word="false"/>
      <style:text-properties style:font-name="InputMono" fo:font-weight="normal" officeooo:rsid="001f34f9" officeooo:paragraph-rsid="001f34f9" style:font-weight-asian="normal" style:font-weight-complex="normal"/>
    </style:style>
    <style:style style:name="P5" style:family="paragraph" style:parent-style-name="Standard">
      <style:paragraph-properties fo:line-height="0.3173in" fo:text-align="center" style:justify-single-word="false"/>
      <style:text-properties style:font-name="InputMono Medium" fo:font-size="16pt" fo:font-weight="normal" officeooo:rsid="001c52ad" officeooo:paragraph-rsid="001f34f9" style:font-size-asian="16pt" style:font-weight-asian="normal" style:font-size-complex="16pt" style:font-weight-complex="normal"/>
    </style:style>
    <style:style style:name="P6" style:family="paragraph" style:parent-style-name="Standard" style:list-style-name="L1" style:master-page-name="">
      <loext:graphic-properties draw:fill="none"/>
      <style:paragraph-properties fo:margin-left="0.5in" fo:margin-right="0in" fo:line-height="0.3173in" fo:text-align="justify" style:justify-single-word="false" fo:text-indent="-0.4366in" style:auto-text-indent="false" style:page-number="auto" fo:background-color="transparent"/>
      <style:text-properties style:font-name="InputMono" fo:font-weight="normal" officeooo:rsid="001f34f9" officeooo:paragraph-rsid="001f34f9" style:font-weight-asian="normal" style:font-weight-complex="normal"/>
    </style:style>
    <style:style style:name="P7" style:family="paragraph" style:parent-style-name="Standard" style:list-style-name="L1" style:master-page-name="">
      <loext:graphic-properties draw:fill="none"/>
      <style:paragraph-properties fo:margin-left="0.5in" fo:margin-right="0in" fo:line-height="0.3173in" fo:text-align="start" style:justify-single-word="false" fo:text-indent="-0.4366in" style:auto-text-indent="false" style:page-number="auto" fo:background-color="transparent"/>
      <style:text-properties style:font-name="InputMono" fo:font-size="12pt" fo:font-weight="normal" officeooo:rsid="00222cf0" officeooo:paragraph-rsid="00222cf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1f34f9" officeooo:paragraph-rsid="001f34f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1f34f9" officeooo:paragraph-rsid="001f34f9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weight="normal" officeooo:rsid="001f34f9" officeooo:paragraph-rsid="001fa023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weight="normal" officeooo:rsid="001f34f9" officeooo:paragraph-rsid="001fa023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1c52ad" officeooo:paragraph-rsid="001f34f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1c52ad" officeooo:paragraph-rsid="002712fa" style:font-weight-asian="normal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weight="normal" officeooo:rsid="00213c8b" officeooo:paragraph-rsid="00213c8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weight="normal" officeooo:rsid="00213c8b" officeooo:paragraph-rsid="00213c8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26efae" officeooo:paragraph-rsid="0026efae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line-height="0.3173in" fo:text-align="justify" style:justify-single-word="false" fo:text-indent="-0.4366in" style:auto-text-indent="false" fo:background-color="transparent"/>
      <style:text-properties style:font-name="InputMono" fo:font-weight="normal" officeooo:rsid="002712fa" officeooo:paragraph-rsid="002712fa" style:font-weight-asian="normal" style:font-weight-complex="normal"/>
    </style:style>
    <style:style style:name="P18" style:family="paragraph" style:parent-style-name="Standard" style:list-style-name="L1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size="12pt" fo:font-weight="normal" officeooo:rsid="00222cf0" officeooo:paragraph-rsid="00222cf0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size="12pt" fo:font-weight="normal" officeooo:rsid="00222cf0" officeooo:paragraph-rsid="00222cf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size="12pt" fo:font-weight="normal" officeooo:rsid="0023c137" officeooo:paragraph-rsid="0023c137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line-height="0.3173in" fo:text-align="start" style:justify-single-word="false" fo:text-indent="-0.4366in" style:auto-text-indent="false" fo:background-color="transparent"/>
      <style:text-properties style:font-name="InputMono" fo:font-size="12pt" fo:font-weight="normal" officeooo:rsid="0023c137" officeooo:paragraph-rsid="0023c137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in" fo:margin-right="0in" fo:line-height="100%" fo:text-align="justify" style:justify-single-word="false" fo:text-indent="-0.4366in" style:auto-text-indent="false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1in" fo:margin-right="0in" fo:line-height="100%" fo:text-align="justify" style:justify-single-word="false" fo:text-indent="-0.4366in" style:auto-text-indent="false" fo:background-color="transparent"/>
      <style:text-properties style:font-name="InputMono" fo:font-size="10pt" fo:font-weight="normal" officeooo:rsid="001f34f9" officeooo:paragraph-rsid="001fa023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1in" fo:margin-right="0in" fo:line-height="100%" fo:text-align="justify" style:justify-single-word="false" fo:text-indent="-0.4366in" style:auto-text-indent="false" fo:background-color="transparent"/>
      <style:text-properties style:font-name="InputMono" fo:font-size="10pt" fo:font-weight="normal" officeooo:rsid="001f34f9" officeooo:paragraph-rsid="0026efae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1f34f9" officeooo:paragraph-rsid="001fa023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13c8b" officeooo:paragraph-rsid="00222cf0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>
        <style:tab-stops/>
      </style:paragraph-properties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22cf0" officeooo:paragraph-rsid="00257bc6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1in" fo:margin-right="0in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in" fo:margin-right="0in" fo:margin-top="0in" fo:margin-bottom="0in" loext:contextual-spacing="false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justify" style:justify-single-word="false" fo:text-indent="-0.4366in" style:auto-text-indent="false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-0.4366in" style:auto-text-indent="false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in" fo:margin-right="0in" fo:margin-top="0in" fo:margin-bottom="0in" loext:contextual-spacing="false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1fa023" style:font-size-asian="10pt" style:font-weight-asian="normal" style:font-size-complex="10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13c8b" officeooo:paragraph-rsid="00213c8b" style:font-size-asian="10pt" style:font-weight-asian="normal" style:font-size-complex="10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>
        <style:tab-stops/>
      </style:paragraph-properties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22cf0" style:font-size-asian="10pt" style:font-weight-asian="normal" style:font-size-complex="10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57bc6" style:font-size-asian="10pt" style:font-weight-asian="normal" style:font-size-complex="10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22cf0" officeooo:paragraph-rsid="00257bc6" style:font-size-asian="10pt" style:font-weight-asian="normal" style:font-size-complex="10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57bc6" style:font-size-asian="10pt" style:font-weight-asian="normal" style:font-size-complex="10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1in" fo:margin-right="0in" fo:line-height="100%" fo:text-align="justify" style:justify-single-word="false" fo:text-indent="-0.4366in" style:auto-text-indent="false" style:page-number="auto" fo:background-color="transparent"/>
      <style:text-properties style:font-name="InputMono" fo:font-size="10pt" fo:font-weight="normal" officeooo:rsid="001f34f9" officeooo:paragraph-rsid="0026efae" style:font-size-asian="10pt" style:font-weight-asian="normal" style:font-size-complex="10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6efae" style:font-size-asian="10pt" style:font-weight-asian="normal" style:font-size-complex="10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1in" fo:margin-right="0in" fo:line-height="100%" fo:text-align="start" style:justify-single-word="false" fo:text-indent="-0.4366in" style:auto-text-indent="false" style:page-number="auto" fo:background-color="transparent"/>
      <style:text-properties style:font-name="InputMono" fo:font-size="10pt" fo:font-weight="normal" officeooo:rsid="0023c137" officeooo:paragraph-rsid="0023c137" style:font-size-asian="10pt" style:font-weight-asian="normal" style:font-size-complex="10pt" style:font-weight-complex="normal"/>
    </style:style>
    <style:style style:name="P100" style:family="paragraph" style:parent-style-name="Standard">
      <loext:graphic-properties draw:fill="none"/>
      <style:paragraph-properties fo:margin-left="0.0634in" fo:margin-right="0in" fo:line-height="0.3173in" fo:text-align="justify" style:justify-single-word="false" fo:text-indent="0in" style:auto-text-indent="false" fo:background-color="transparent"/>
      <style:text-properties style:font-name="InputMono" fo:font-weight="normal" officeooo:rsid="001f34f9" officeooo:paragraph-rsid="001f34f9" style:font-weight-asian="normal" style:font-weight-complex="normal"/>
    </style:style>
    <style:style style:name="P101" style:family="paragraph" style:parent-style-name="Standard" style:list-style-name="L1">
      <loext:graphic-properties draw:fill="none"/>
      <style:paragraph-properties fo:margin-left="0.0634in" fo:margin-right="0in" fo:line-height="0.3173in" fo:text-align="start" style:justify-single-word="false" fo:text-indent="0in" style:auto-text-indent="false" fo:background-color="transparent"/>
      <style:text-properties style:font-name="InputMono" fo:font-weight="normal" officeooo:rsid="00213c8b" officeooo:paragraph-rsid="00213c8b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.0634in" fo:margin-right="0in" fo:line-height="0.3173in" fo:text-align="justify" style:justify-single-word="false" fo:text-indent="0in" style:auto-text-indent="false" fo:background-color="transparent"/>
      <style:text-properties style:font-name="InputMono" fo:font-weight="normal" officeooo:rsid="002712fa" officeooo:paragraph-rsid="002712fa" style:font-weight-asian="normal" style:font-weight-complex="normal"/>
    </style:style>
    <style:style style:name="P103" style:family="paragraph" style:parent-style-name="Standard" style:list-style-name="L1">
      <loext:graphic-properties draw:fill="none"/>
      <style:paragraph-properties fo:margin-left="0.0634in" fo:margin-right="0in" fo:line-height="0.3173in" fo:text-align="start" style:justify-single-word="false" fo:text-indent="0in" style:auto-text-indent="false" fo:background-color="transparent"/>
      <style:text-properties style:font-name="InputMono" fo:font-size="12pt" fo:font-weight="normal" officeooo:rsid="0023c137" officeooo:paragraph-rsid="0023c137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0.3173in" fo:text-align="justify" style:justify-single-word="false" fo:text-indent="0in" style:auto-text-indent="false" fo:background-color="transparent"/>
      <style:text-properties style:font-name="InputMono" fo:font-weight="normal" officeooo:rsid="001f34f9" officeooo:paragraph-rsid="001f34f9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line-height="0.3173in" fo:text-align="justify" style:justify-single-word="false" fo:text-indent="0in" style:auto-text-indent="false" fo:background-color="transparent"/>
      <style:text-properties style:font-name="InputMono" fo:font-weight="normal" officeooo:rsid="002712fa" officeooo:paragraph-rsid="002712fa" style:font-weight-asian="normal" style:font-weight-complex="normal"/>
    </style:style>
    <style:style style:name="P106" style:family="paragraph" style:parent-style-name="Standard" style:list-style-name="L1">
      <loext:graphic-properties draw:fill="none"/>
      <style:paragraph-properties fo:margin-left="0in" fo:margin-right="0in" fo:line-height="0.3173in" fo:text-align="start" style:justify-single-word="false" fo:text-indent="0in" style:auto-text-indent="false" fo:background-color="transparent"/>
      <style:text-properties style:font-name="InputMono" fo:font-size="12pt" fo:font-weight="normal" officeooo:rsid="00222cf0" officeooo:paragraph-rsid="00222cf0" style:font-size-asian="12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line-height="0.3173in" fo:text-align="start" style:justify-single-word="false" fo:text-indent="0in" style:auto-text-indent="false" fo:background-color="transparent"/>
      <style:text-properties style:font-name="InputMono" fo:font-size="12pt" fo:font-weight="normal" officeooo:rsid="00222cf0" officeooo:paragraph-rsid="00222cf0" style:font-size-asian="12pt" style:font-weight-asian="normal" style:font-size-complex="12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109" style:family="paragraph" style:parent-style-name="Standard">
      <loext:graphic-properties draw:fill="none"/>
      <style:paragraph-properties fo:margin-left="0.5618in" fo:margin-right="0in" fo:line-height="100%" fo:text-align="justify" style:justify-single-word="false" fo:text-indent="0in" style:auto-text-indent="false" fo:background-color="transparent"/>
      <style:text-properties style:font-name="InputMono" fo:font-size="10pt" fo:font-weight="normal" officeooo:rsid="001f34f9" officeooo:paragraph-rsid="001f34f9" style:font-size-asian="10pt" style:font-weight-asian="normal" style:font-size-complex="10pt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.5618in" fo:margin-right="0in" fo:line-height="100%" fo:text-align="start" style:justify-single-word="false" fo:text-indent="0in" style:auto-text-indent="false" fo:background-color="transparent"/>
      <style:text-properties style:font-name="InputMono" fo:font-size="10.5pt" fo:font-weight="normal" officeooo:rsid="00213c8b" officeooo:paragraph-rsid="00213c8b" style:font-size-asian="10.5pt" style:font-weight-asian="normal" style:font-size-complex="10.5pt" style:font-weight-complex="normal"/>
    </style:style>
    <style:style style:name="P111" style:family="paragraph" style:parent-style-name="Standard">
      <loext:graphic-properties draw:fill="none"/>
      <style:paragraph-properties fo:margin-left="0.5618in" fo:margin-right="0in" fo:line-height="100%" fo:text-align="start" style:justify-single-word="false" fo:text-indent="0in" style:auto-text-indent="false" fo:background-color="transparent"/>
      <style:text-properties style:font-name="InputMono" fo:font-size="10.5pt" fo:font-weight="normal" officeooo:rsid="00213c8b" officeooo:paragraph-rsid="00213c8b" style:font-size-asian="10.5pt" style:font-weight-asian="normal" style:font-size-complex="10.5pt" style:font-weight-complex="normal"/>
    </style:style>
    <style:style style:name="P112" style:family="paragraph" style:parent-style-name="Standard" style:list-style-name="L1" style:master-page-name="">
      <loext:graphic-properties draw:fill="none"/>
      <style:paragraph-properties fo:margin-left="0.5618in" fo:margin-right="0in" fo:line-height="100%" fo:text-align="start" style:justify-single-word="false" fo:text-indent="0in" style:auto-text-indent="false" style:page-number="auto" fo:background-color="transparent"/>
      <style:text-properties style:font-name="InputMono" fo:font-size="10.5pt" fo:font-weight="normal" officeooo:rsid="00213c8b" officeooo:paragraph-rsid="00213c8b" style:font-size-asian="10.5pt" style:font-weight-asian="normal" style:font-size-complex="10.5pt" style:font-weight-complex="normal"/>
    </style:style>
    <style:style style:name="P113" style:family="paragraph" style:parent-style-name="Standard" style:master-page-name="">
      <style:paragraph-properties fo:line-height="0.3173in" fo:text-align="justify" style:justify-single-word="false" style:page-number="auto"/>
      <style:text-properties style:font-name="InputMono" fo:font-weight="normal" officeooo:rsid="001f34f9" officeooo:paragraph-rsid="001fa023" style:font-weight-asian="normal" style:font-weight-complex="normal"/>
    </style:style>
    <style:style style:name="T1" style:family="text">
      <style:text-properties officeooo:rsid="001f34f9"/>
    </style:style>
    <style:style style:name="T2" style:family="text">
      <style:text-properties officeooo:rsid="001fa023"/>
    </style:style>
    <style:style style:name="T3" style:family="text">
      <style:text-properties officeooo:rsid="00222cf0"/>
    </style:style>
    <style:style style:name="T4" style:family="text">
      <style:text-properties officeooo:rsid="00257bc6"/>
    </style:style>
    <style:style style:name="T5" style:family="text">
      <style:text-properties officeooo:rsid="0026ef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rating System Security</text:p>
      <text:p text:style-name="P5">Assignment <text:span text:style-name="T1">4</text:span> – <text:span text:style-name="T1">SELinux</text:span></text:p>
      <text:p text:style-name="P3"/>
      <text:p text:style-name="P1"/>
      <text:p text:style-name="P1">The <text:span text:style-name="T1">executed commands and it’s output, along with the observations are as given below:</text:span></text:p>
      <text:p text:style-name="P1"/>
      <text:p text:style-name="P4">Part 1 : Basic concepts</text:p>
      <text:p text:style-name="P1"/>
      <text:list xml:id="list3771552514" text:style-name="L1">
        <text:list-item>
          <text:p text:style-name="P6">Install the Apache HTTP service:</text:p>
        </text:list-item>
      </text:list>
      <text:p text:style-name="P9"/>
      <text:p text:style-name="P32">[s1mtech@penny-virtual ~]$ sudo yum install httpd</text:p>
      <text:p text:style-name="P22">[sudo] password for s1mtech: </text:p>
      <text:p text:style-name="P22">Loaded plugins: fastestmirror</text:p>
      <text:p text:style-name="P22">Loading mirror speeds from cached hostfile</text:p>
      <text:p text:style-name="P22"><text:s/>* base: centos.excellmedia.net</text:p>
      <text:p text:style-name="P22"><text:s/>* extras: centos.excellmedia.net</text:p>
      <text:p text:style-name="P22"><text:s/>* updates: centos.excellmedia.net</text:p>
      <text:p text:style-name="P22">Package httpd-2.4.6-80.el7.centos.1.x86_64 already installed and latest version</text:p>
      <text:p text:style-name="P22">Nothing to do</text:p>
      <text:p text:style-name="P9"/>
      <text:p text:style-name="P16">The service is already installed.</text:p>
      <text:p text:style-name="P9"/>
      <text:list xml:id="list225807531785470" text:continue-numbering="true" text:style-name="L1">
        <text:list-item>
          <text:p text:style-name="P8">Start the daemon manually:</text:p>
        </text:list-item>
      </text:list>
      <text:p text:style-name="P9"/>
      <text:p text:style-name="P32">[s1mtech@penny-virtual ~]$ sudo service httpd start</text:p>
      <text:p text:style-name="P22">Redirecting to /bin/systemctl start httpd.service</text:p>
      <text:p text:style-name="P9"/>
      <text:p text:style-name="P16">The daemon appears to have started without any errors.</text:p>
      <text:p text:style-name="P9"/>
      <text:list xml:id="list225807865081690" text:continue-numbering="true" text:style-name="L1">
        <text:list-item>
          <text:p text:style-name="P8">Check the status of the service:</text:p>
        </text:list-item>
      </text:list>
      <text:p text:style-name="P9"/>
      <text:p text:style-name="P32">[s1mtech@penny-virtual ~]$ sudo service httpd status</text:p>
      <text:p text:style-name="P22">Redirecting to /bin/systemctl status httpd.service</text:p>
      <text:p text:style-name="P22">● httpd.service - The Apache HTTP Server</text:p>
      <text:p text:style-name="P22"><text:soft-page-break/><text:s text:c="3"/>Loaded: loaded (/usr/lib/systemd/system/httpd.service; disabled; vendor preset: disabled)</text:p>
      <text:p text:style-name="P22"><text:s text:c="3"/>Active: active (running) since Thu 2018-11-22 15:48:28 IST; 10s ago</text:p>
      <text:p text:style-name="P22"><text:s text:c="5"/>Docs: man:httpd(8)</text:p>
      <text:p text:style-name="P22"><text:s text:c="11"/>man:apachectl(8)</text:p>
      <text:p text:style-name="P22"><text:s/>Main PID: 2994 (httpd)</text:p>
      <text:p text:style-name="P22"><text:s text:c="3"/>Status: "Total requests: 0; Current requests/sec: 0; Current traffic: <text:s text:c="2"/>0 B/sec"</text:p>
      <text:p text:style-name="P22"><text:s text:c="3"/>CGroup: /system.slice/httpd.service</text:p>
      <text:p text:style-name="P22"><text:s text:c="11"/>├─2994 /usr/sbin/httpd -DFOREGROUND</text:p>
      <text:p text:style-name="P22"><text:s text:c="11"/>├─2995 /usr/sbin/httpd -DFOREGROUND</text:p>
      <text:p text:style-name="P22"><text:s text:c="11"/>├─2996 /usr/sbin/httpd -DFOREGROUND</text:p>
      <text:p text:style-name="P22"><text:s text:c="11"/>├─2997 /usr/sbin/httpd -DFOREGROUND</text:p>
      <text:p text:style-name="P22"><text:s text:c="11"/>├─2998 /usr/sbin/httpd -DFOREGROUND</text:p>
      <text:p text:style-name="P22"><text:s text:c="11"/>└─2999 /usr/sbin/httpd -DFOREGROUND</text:p>
      <text:p text:style-name="P22"/>
      <text:p text:style-name="P22">Nov 22 15:48:28 penny-virtual systemd[1]: Starting The Apache HTTP Server...</text:p>
      <text:p text:style-name="P22">Nov 22 15:48:28 penny-virtual httpd[2994]: AH00558: httpd: Could not reliabl...e</text:p>
      <text:p text:style-name="P22">Nov 22 15:48:28 penny-virtual systemd[1]: Started The Apache HTTP Server.</text:p>
      <text:p text:style-name="P22">Hint: Some lines were ellipsized, use -l to show in full.</text:p>
      <text:p text:style-name="P9"/>
      <text:p text:style-name="P16">The service name is “The Apache HTTP Server”, the status displays running, and the PID is 2994.</text:p>
      <text:p text:style-name="P9"/>
      <text:list xml:id="list225807783347908" text:continue-numbering="true" text:style-name="L1">
        <text:list-item>
          <text:p text:style-name="P8">Install the SFTP service:</text:p>
        </text:list-item>
      </text:list>
      <text:p text:style-name="P9"/>
      <text:p text:style-name="P32">[s1mtech@penny-virtual ~]$ sudo yum install vsftpd</text:p>
      <text:p text:style-name="P22">Loaded plugins: fastestmirror</text:p>
      <text:p text:style-name="P22">Loading mirror speeds from cached hostfile</text:p>
      <text:p text:style-name="P22"><text:s/>* base: centos.excellmedia.net</text:p>
      <text:p text:style-name="P22"><text:s/>* extras: centos.excellmedia.net</text:p>
      <text:p text:style-name="P22"><text:s/>* updates: centos.excellmedia.net</text:p>
      <text:p text:style-name="P22">Package vsftpd-3.0.2-22.el7.x86_64 already installed and latest version</text:p>
      <text:p text:style-name="P22">Nothing to do</text:p>
      <text:p text:style-name="P9"/>
      <text:p text:style-name="P16">The packages are already installed.</text:p>
      <text:p text:style-name="P9"/>
      <text:list xml:id="list225807917108349" text:continue-numbering="true" text:style-name="L1">
        <text:list-item>
          <text:p text:style-name="P8">Start the daemon manually:</text:p>
        </text:list-item>
      </text:list>
      <text:p text:style-name="P9"/>
      <text:p text:style-name="P32">[s1mtech@penny-virtual ~]$ sudo service vsftpd start</text:p>
      <text:p text:style-name="P22">[sudo] password for s1mtech: </text:p>
      <text:p text:style-name="P22">Redirecting to /bin/systemctl start vsftpd.service</text:p>
      <text:p text:style-name="P9"><text:soft-page-break/></text:p>
      <text:p text:style-name="P16">The daemon appears to have started correctly without any errors.</text:p>
      <text:p text:style-name="P9"/>
      <text:list xml:id="list225808296175211" text:continue-numbering="true" text:style-name="L1">
        <text:list-item>
          <text:p text:style-name="P8">Check the status of the service:</text:p>
        </text:list-item>
      </text:list>
      <text:p text:style-name="P9"/>
      <text:p text:style-name="P32">[s1mtech@penny-virtual ~]$ sudo service vsftpd status</text:p>
      <text:p text:style-name="P22">Redirecting to /bin/systemctl status vsftpd.service</text:p>
      <text:p text:style-name="P22">● vsftpd.service - Vsftpd ftp daemon</text:p>
      <text:p text:style-name="P22"><text:s text:c="3"/>Loaded: loaded (/usr/lib/systemd/system/vsftpd.service; disabled; vendor preset: disabled)</text:p>
      <text:p text:style-name="P22"><text:s text:c="3"/>Active: active (running) since Thu 2018-11-22 16:17:45 IST; 9s ago</text:p>
      <text:p text:style-name="P22"><text:s text:c="2"/>Process: 3421 ExecStart=/usr/sbin/vsftpd /etc/vsftpd/vsftpd.conf (code=exited, status=0/SUCCESS)</text:p>
      <text:p text:style-name="P22"><text:s/>Main PID: 3422 (vsftpd)</text:p>
      <text:p text:style-name="P22"><text:s text:c="3"/>CGroup: /system.slice/vsftpd.service</text:p>
      <text:p text:style-name="P22"><text:s text:c="11"/>└─3422 /usr/sbin/vsftpd /etc/vsftpd/vsftpd.conf</text:p>
      <text:p text:style-name="P22"/>
      <text:p text:style-name="P22">Nov 22 16:17:44 penny-virtual systemd[1]: Starting Vsftpd ftp daemon...</text:p>
      <text:p text:style-name="P22">Nov 22 16:17:45 penny-virtual systemd[1]: Started Vsftpd ftp daemon.</text:p>
      <text:p text:style-name="P9"/>
      <text:p text:style-name="P16">The name of the service is “Vsftpd ftp daemon”, its status displays that it is running, and its PID is 3421.</text:p>
      <text:p text:style-name="P9"/>
      <text:list xml:id="list225808614707826" text:continue-numbering="true" text:style-name="L1">
        <text:list-item>
          <text:p text:style-name="P8">Check what SELinux packages are installed on your system:</text:p>
        </text:list-item>
      </text:list>
      <text:p text:style-name="P9"/>
      <text:p text:style-name="P32">[s1mtech@penny-virtual ~]$ sudo rpm -qa | grep selinux</text:p>
      <text:p text:style-name="P22">libselinux-utils-2.5-12.el7.x86_64</text:p>
      <text:p text:style-name="P22">libselinux-python-2.5-12.el7.x86_64</text:p>
      <text:p text:style-name="P22">selinux-policy-3.13.1-192.el7_5.6.noarch</text:p>
      <text:p text:style-name="P22">selinux-policy-targeted-3.13.1-192.el7_5.6.noarch</text:p>
      <text:p text:style-name="P22">libselinux-2.5-12.el7.x86_64</text:p>
      <text:p text:style-name="P9"/>
      <text:p text:style-name="P16">The SELinux packages are listed.</text:p>
      <text:p text:style-name="P9"/>
      <text:list xml:id="list225808385733913" text:continue-numbering="true" text:style-name="L1">
        <text:list-item>
          <text:p text:style-name="P8">Check the current SELinux mode:</text:p>
        </text:list-item>
      </text:list>
      <text:p text:style-name="P9"/>
      <text:p text:style-name="P32">[s1mtech@penny-virtual ~]$ sudo getenforce</text:p>
      <text:p text:style-name="P22">Disabled</text:p>
      <text:p text:style-name="P9"/>
      <text:p text:style-name="P16">SELinux is now disabled.</text:p>
      <text:list xml:id="list225808396378020" text:continue-numbering="true" text:style-name="L1">
        <text:list-item>
          <text:p text:style-name="P8"><text:soft-page-break/>Check the current SELinux status:</text:p>
        </text:list-item>
      </text:list>
      <text:p text:style-name="P9"/>
      <text:p text:style-name="P32">[s1mtech@penny-virtual ~]$ sudo sestatus</text:p>
      <text:p text:style-name="P22">SELinux status: <text:s text:c="16"/>disabled</text:p>
      <text:p text:style-name="P16"/>
      <text:p text:style-name="P16">The same is shown in this command’s output as well, that SELinux is disabled.</text:p>
      <text:p text:style-name="P9"/>
      <text:list xml:id="list225806988746523" text:continue-numbering="true" text:style-name="L1">
        <text:list-item>
          <text:p text:style-name="P8">View the main configuration file for SELinux:</text:p>
        </text:list-item>
      </text:list>
      <text:p text:style-name="P9"/>
      <text:p text:style-name="P32">[s1mtech@penny-virtual ~]$ sudo cat /etc/selinux/config</text:p>
      <text:p text:style-name="P22"/>
      <text:p text:style-name="P22"># This file controls the state of SELinux on the system.</text:p>
      <text:p text:style-name="P22"># SELINUX= can take one of these three values:</text:p>
      <text:p text:style-name="P22"># <text:s text:c="4"/>enforcing - SELinux security policy is enforced.</text:p>
      <text:p text:style-name="P22"># <text:s text:c="4"/>permissive - SELinux prints warnings instead of enforcing.</text:p>
      <text:p text:style-name="P22"># <text:s text:c="4"/>disabled - No SELinux policy is loaded.</text:p>
      <text:p text:style-name="P22">SELINUX=disabled</text:p>
      <text:p text:style-name="P22"># SELINUXTYPE= can take one of three two values:</text:p>
      <text:p text:style-name="P22"># <text:s text:c="4"/>targeted - Targeted processes are protected,</text:p>
      <text:p text:style-name="P22"># <text:s text:c="4"/>minimum - Modification of targeted policy. Only selected processes are protected. </text:p>
      <text:p text:style-name="P22"># <text:s text:c="4"/>mls - Multi Level Security protection.</text:p>
      <text:p text:style-name="P22">SELINUXTYPE=targeted </text:p>
      <text:p text:style-name="P9"/>
      <text:p text:style-name="P16">It is clear that SELinux is disabled from this configuration file.</text:p>
      <text:p text:style-name="P16"/>
      <text:list xml:id="list225807426571704" text:continue-numbering="true" text:style-name="L1">
        <text:list-item>
          <text:p text:style-name="P8">Try changing the SELinux mode to permissive:</text:p>
        </text:list-item>
      </text:list>
      <text:p text:style-name="P9"/>
      <text:p text:style-name="P42">[s1mtech@penny-virtual ~]$ sudo sestatus</text:p>
      <text:p text:style-name="P43">[sudo] password for s1mtech: </text:p>
      <text:p text:style-name="P43">SELinux status: <text:s text:c="16"/>enabled</text:p>
      <text:p text:style-name="P43">SELinuxfs mount: <text:s text:c="15"/>/sys/fs/selinux</text:p>
      <text:p text:style-name="P43">SELinux root directory: <text:s text:c="8"/>/etc/selinux</text:p>
      <text:p text:style-name="P43">Loaded policy name: <text:s text:c="12"/>targeted</text:p>
      <text:p text:style-name="P43">Current mode: <text:s text:c="18"/>permissive</text:p>
      <text:p text:style-name="P43">Mode from config file: <text:s text:c="9"/>permissive</text:p>
      <text:p text:style-name="P43">Policy MLS status: <text:s text:c="13"/>enabled</text:p>
      <text:p text:style-name="P43">Policy deny_unknown status: <text:s text:c="4"/>allowed</text:p>
      <text:p text:style-name="P43">Max kernel policy version: <text:s text:c="5"/>31</text:p>
      <text:p text:style-name="P9"/>
      <text:p text:style-name="P16"><text:soft-page-break/>The SELinux mode is changed to permissive by editing the file and changing the disabled string to permissive, and then rebooting.</text:p>
      <text:p text:style-name="P16"/>
      <text:list xml:id="list225807754518784" text:continue-numbering="true" text:style-name="L1">
        <text:list-item>
          <text:p text:style-name="P8">Check the current SELinux status:</text:p>
        </text:list-item>
      </text:list>
      <text:p text:style-name="P9"/>
      <text:p text:style-name="P32">[s1mtech@penny-virtual ~]$ sudo getenforce</text:p>
      <text:p text:style-name="P22">Permissive</text:p>
      <text:p text:style-name="P9"/>
      <text:p text:style-name="P17">Now SELinux is set to permissive.</text:p>
      <text:p text:style-name="P9"/>
      <text:list xml:id="list225808921502308" text:continue-numbering="true" text:style-name="L1">
        <text:list-item>
          <text:p text:style-name="P8">Try changing the SELinux mode to enforcing:</text:p>
        </text:list-item>
      </text:list>
      <text:p text:style-name="P9"/>
      <text:p text:style-name="P32">[s1mtech@penny-virtual ~]$ sudo setenforce enforcing</text:p>
      <text:p text:style-name="P9"/>
      <text:p text:style-name="P17">SELinux appears to have changed its mode successfully to enforcing.</text:p>
      <text:p text:style-name="P9"/>
      <text:list xml:id="list225809024158082" text:continue-numbering="true" text:style-name="L1">
        <text:list-item>
          <text:p text:style-name="P8">Check the current SELinux status:</text:p>
        </text:list-item>
      </text:list>
      <text:p text:style-name="P9"/>
      <text:p text:style-name="P42">[s1mtech@penny-virtual ~]$ sudo sestatus</text:p>
      <text:p text:style-name="P43">SELinux status: <text:s text:c="16"/>enabled</text:p>
      <text:p text:style-name="P43">SELinuxfs mount: <text:s text:c="15"/>/sys/fs/selinux</text:p>
      <text:p text:style-name="P43">SELinux root directory: <text:s text:c="8"/>/etc/selinux</text:p>
      <text:p text:style-name="P43">Loaded policy name: <text:s text:c="12"/>targeted</text:p>
      <text:p text:style-name="P43">Current mode: <text:s text:c="18"/>enforcing</text:p>
      <text:p text:style-name="P43">Mode from config file: <text:s text:c="9"/>permissive</text:p>
      <text:p text:style-name="P43">Policy MLS status: <text:s text:c="13"/>enabled</text:p>
      <text:p text:style-name="P43">Policy deny_unknown status: <text:s text:c="4"/>allowed</text:p>
      <text:p text:style-name="P43">Max kernel policy version: <text:s text:c="5"/>31</text:p>
      <text:p text:style-name="P9"/>
      <text:p text:style-name="P17">We can verify that SELinux is indeed in enforcing mode.</text:p>
      <text:p text:style-name="P9"/>
      <text:list xml:id="list225808957930641" text:continue-numbering="true" text:style-name="L1">
        <text:list-item>
          <text:p text:style-name="P8">List the SELinux policy modules currently loaded in memory:</text:p>
        </text:list-item>
      </text:list>
      <text:p text:style-name="P9"/>
      <text:p text:style-name="P32">[s1mtech@penny-virtual ~]$ sudo semodule -l</text:p>
      <text:p text:style-name="P22"><text:soft-page-break/>abrt <text:s/>1.4.1</text:p>
      <text:p text:style-name="P22">accountsd 1.1.0</text:p>
      <text:p text:style-name="P22">acct <text:s/>1.6.0</text:p>
      <text:p text:style-name="P22">afs 1.9.0</text:p>
      <text:p text:style-name="P22">aiccu 1.1.0</text:p>
      <text:p text:style-name="P22">aide <text:s/>1.7.1</text:p>
      <text:p text:style-name="P22">ajaxterm <text:s/>1.0.0</text:p>
      <text:p text:style-name="P22">alsa <text:s/>1.12.2</text:p>
      <text:p text:style-name="P23">......<text:span text:style-name="T2">(extra output trimmed)</text:span></text:p>
      <text:p text:style-name="P104"/>
      <text:p text:style-name="P105">There are multiple number of modules loaded into memory, most of which correspond to a software package that is installed on the system.</text:p>
      <text:p text:style-name="P104"/>
      <text:list xml:id="list225808718726772" text:continue-numbering="true" text:style-name="L1">
        <text:list-item>
          <text:p text:style-name="P8">List the policy files:</text:p>
        </text:list-item>
      </text:list>
      <text:p text:style-name="P9"/>
      <text:p text:style-name="P32">[s1mtech@penny-virtual ~]$ ls -l /etc/selinux/targeted/modules/</text:p>
      <text:p text:style-name="P22">total 0</text:p>
      <text:p text:style-name="P22">drwxr-xr-x. 3 root root 44 Nov 17 19:08 active</text:p>
      <text:p text:style-name="P22">[s1mtech@penny-virtual ~]$ ls -l /etc/selinux/targeted/policy</text:p>
      <text:p text:style-name="P22">total 3640</text:p>
      <text:p text:style-name="P22">-rw-r--r--. 1 root root 3726660 Nov 21 12:45 policy.31</text:p>
      <text:p text:style-name="P9"/>
      <text:p text:style-name="P17">The policy files are listed.</text:p>
      <text:p text:style-name="P9"/>
      <text:list xml:id="list225807109106792" text:continue-numbering="true" text:style-name="L1">
        <text:list-item>
          <text:p text:style-name="P8">List the SELinux booleans:</text:p>
        </text:list-item>
      </text:list>
      <text:p text:style-name="P9"/>
      <text:p text:style-name="P108">[s1mtech@penny-virtual ~]$ sudo semanage boolean -l</text:p>
      <text:p text:style-name="P109">SELinux boolean <text:s text:c="15"/>State <text:s/>Default Description</text:p>
      <text:p text:style-name="P109"/>
      <text:p text:style-name="P109">privoxy_connect_any <text:s text:c="11"/>(on <text:s text:c="2"/>, <text:s text:c="2"/>on) <text:s/>Allow privoxy to connect any</text:p>
      <text:p text:style-name="P109">smartmon_3ware <text:s text:c="16"/>(off <text:s/>, <text:s/>off) <text:s/>Allow smartmon to 3ware</text:p>
      <text:p text:style-name="P109">mpd_enable_homedirs <text:s text:c="11"/>(off <text:s/>, <text:s/>off) <text:s/>Allow mpd to enable homedirs</text:p>
      <text:p text:style-name="P109">xdm_sysadm_login <text:s text:c="14"/>(off <text:s/>, <text:s/>off) <text:s/>Allow xdm to sysadm login</text:p>
      <text:p text:style-name="P109">xen_use_nfs <text:s text:c="19"/>(off <text:s/>, <text:s/>off) <text:s/>Allow xen to use nfs</text:p>
      <text:p text:style-name="P109">mozilla_read_content <text:s text:c="10"/>(off <text:s/>, <text:s/>off) <text:s/>Allow mozilla to read content</text:p>
      <text:p text:style-name="P109">ssh_chroot_rw_homedirs <text:s text:c="8"/>(off <text:s/>, <text:s/>off) <text:s/>Allow ssh to chroot rw homedirs</text:p>
      <text:p text:style-name="P109">mount_anyfile <text:s text:c="17"/>(on <text:s text:c="2"/>, <text:s text:c="2"/>on) <text:s/>Allow mount to anyfile</text:p>
      <text:p text:style-name="P23">......<text:span text:style-name="T2">(extra output trimmed)</text:span></text:p>
      <text:p text:style-name="P100"/>
      <text:p text:style-name="P102"><text:soft-page-break/>The enormous list of SELinux booleans are listed.</text:p>
      <text:p text:style-name="P100"/>
      <text:list xml:id="list225807874736464" text:continue-numbering="true" text:style-name="L1">
        <text:list-item>
          <text:p text:style-name="P8">Check the current value of a boolean:</text:p>
        </text:list-item>
      </text:list>
      <text:p text:style-name="P9"/>
      <text:p text:style-name="P32">[s1mtech@penny-virtual ~]$ sudo getsebool ftpd_anon_write</text:p>
      <text:p text:style-name="P22">ftpd_anon_write --&gt; off</text:p>
      <text:p text:style-name="P9"/>
      <text:p text:style-name="P17">The current value of the selected boolean is off.</text:p>
      <text:p text:style-name="P9"/>
      <text:list xml:id="list225807219997795" text:continue-numbering="true" text:style-name="L1">
        <text:list-item>
          <text:p text:style-name="P8">Change the value of a boolean:</text:p>
        </text:list-item>
      </text:list>
      <text:p text:style-name="P9"/>
      <text:p text:style-name="P32">[s1mtech@penny-virtual ~]$ sudo setsebool ftpd_anon_write on</text:p>
      <text:p text:style-name="P9"/>
      <text:p text:style-name="P17">The value of the selected boolean seems to have changed successfully to on.</text:p>
      <text:p text:style-name="P9"/>
      <text:list xml:id="list225807917075111" text:continue-numbering="true" text:style-name="L1">
        <text:list-item>
          <text:p text:style-name="P8">Check the new value of the boolean:</text:p>
        </text:list-item>
      </text:list>
      <text:p text:style-name="P9"/>
      <text:p text:style-name="P32">[s1mtech@penny-virtual ~]$ sudo getsebool ftpd_anon_write</text:p>
      <text:p text:style-name="P22">ftpd_anon_write --&gt; on</text:p>
      <text:p text:style-name="P12"/>
      <text:p text:style-name="P17">We can verify that the current value of the boolean has indeed changed to on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oft-page-break/></text:p>
      <text:p text:style-name="P113">Part <text:span text:style-name="T2">2</text:span> : <text:span text:style-name="T2">Files and processes</text:span></text:p>
      <text:p text:style-name="P2"/>
      <text:list xml:id="list225807546234182" text:continue-list="list225807917075111" text:style-name="L1">
        <text:list-item text:start-value="1">
          <text:p text:style-name="P10"><text:span text:style-name="T2">Create four user accounts (regularuser, guestuser, restricteduser and switcheduser)</text:span>:</text:p>
        </text:list-item>
      </text:list>
      <text:p text:style-name="P11"/>
      <text:p text:style-name="P54">[s1mtech@penny-virtual ~]$ sudo useradd -c "Regular User" regularuser</text:p>
      <text:p text:style-name="P25">[sudo] password for s1mtech: </text:p>
      <text:p text:style-name="P25">[s1mtech@penny-virtual ~]$ sudo passwd regularuser</text:p>
      <text:p text:style-name="P25">Changing password for user regularuser.</text:p>
      <text:p text:style-name="P25">New password: </text:p>
      <text:p text:style-name="P25">BAD PASSWORD: The password fails the dictionary check - it is based on a dictionary word</text:p>
      <text:p text:style-name="P25">Retype new password: </text:p>
      <text:p text:style-name="P25">passwd: all authentication tokens updated successfully.</text:p>
      <text:p text:style-name="P25">[s1mtech@penny-virtual ~]$ sudo useradd -c "Switched User" switcheduser</text:p>
      <text:p text:style-name="P25">[s1mtech@penny-virtual ~]$ sudo passwd switcheduser</text:p>
      <text:p text:style-name="P25">Changing password for user switcheduser.</text:p>
      <text:p text:style-name="P25">New password: </text:p>
      <text:p text:style-name="P25">BAD PASSWORD: The password fails the dictionary check - it is based on a dictionary word</text:p>
      <text:p text:style-name="P25">Retype new password: </text:p>
      <text:p text:style-name="P25">passwd: all authentication tokens updated successfully.</text:p>
      <text:p text:style-name="P25">[s1mtech@penny-virtual ~]$ sudo useradd -c "Guest User" guestuser</text:p>
      <text:p text:style-name="P25">[s1mtech@penny-virtual ~]$ sudo passwd guestuser</text:p>
      <text:p text:style-name="P25">Changing password for user guestuser.</text:p>
      <text:p text:style-name="P25">New password: </text:p>
      <text:p text:style-name="P25">BAD PASSWORD: The password fails the dictionary check - it is based on a dictionary word</text:p>
      <text:p text:style-name="P25">Retype new password: </text:p>
      <text:p text:style-name="P25">passwd: all authentication tokens updated successfully.</text:p>
      <text:p text:style-name="P25">[s1mtech@penny-virtual ~]$ sudo useradd -c "Restricted Role User" restricteduser</text:p>
      <text:p text:style-name="P25">[s1mtech@penny-virtual ~]$ sudo passwd restricteduser</text:p>
      <text:p text:style-name="P25">Changing password for user restricteduser.</text:p>
      <text:p text:style-name="P25">New password: </text:p>
      <text:p text:style-name="P25">BAD PASSWORD: The password fails the dictionary check - it is based on a dictionary word</text:p>
      <text:p text:style-name="P25">Retype new password: </text:p>
      <text:p text:style-name="P25">passwd: all authentication tokens updated successfully.</text:p>
      <text:p text:style-name="P11"/>
      <text:list xml:id="list225807469580478" text:continue-numbering="true" text:style-name="L1">
        <text:list-item>
          <text:p text:style-name="P14">Normal listing of the files:</text:p>
        </text:list-item>
      </text:list>
      <text:p text:style-name="P15"/>
      <text:p text:style-name="P55">[s1mtech@penny-virtual ~]$ ls -l /etc/*.conf</text:p>
      <text:p text:style-name="P26">-rw-r--r--. 1 root root <text:s text:c="2"/>55 Apr 11 <text:s/>2018 /etc/asound.conf</text:p>
      <text:p text:style-name="P26">-rw-r--r--. 1 root root 1108 Apr 12 <text:s/>2018 /etc/chrony.conf</text:p>
      <text:p text:style-name="P26">-rw-r--r--. 1 root root 1285 Aug 16 20:15 /etc/dracut.conf</text:p>
      <text:p text:style-name="P26">-rw-r--r--. 1 root root <text:s/>112 May 14 <text:s/>2018 /etc/e2fsck.conf</text:p>
      <text:p text:style-name="P26"><text:soft-page-break/>-rw-r--r--. 1 root root <text:s/>842 Nov <text:s/>6 <text:s/>2016 /etc/GeoIP.conf</text:p>
      <text:p text:style-name="P26">-rw-r--r--. 1 root root <text:s text:c="3"/>9 Jun <text:s/>7 <text:s/>2013 /etc/host.conf</text:p>
      <text:p text:style-name="P26">-rw-r--r--. 1 root root 7265 Nov 17 19:57 /etc/kdump.conf</text:p>
      <text:p text:style-name="P26">-rw-r--r--. 1 root root <text:s/>590 Apr 11 <text:s/>2018 /etc/krb5.conf</text:p>
      <text:p text:style-name="P26">-rw-r--r--. 1 root root <text:s text:c="2"/>28 Feb 28 <text:s/>2013 /etc/ld.so.conf</text:p>
      <text:p text:style-name="P26">-rw-r-----. 1 root root <text:s/>191 Oct 12 <text:s/>2017 /etc/libaudit.conf</text:p>
      <text:p text:style-name="P26">-rw-r--r--. 1 root root 2391 Oct 13 <text:s/>2013 /etc/libuser.conf</text:p>
      <text:p text:style-name="P26">-rw-r--r--. 1 root root <text:s text:c="2"/>19 Nov 17 19:04 /etc/locale.conf</text:p>
      <text:p text:style-name="P26">-rw-r--r--. 1 root root <text:s/>662 Jul 31 <text:s/>2013 /etc/logrotate.conf</text:p>
      <text:p text:style-name="P26">-rw-r--r--. 1 root root 5171 Jun 10 <text:s/>2014 /etc/man_db.conf</text:p>
      <text:p text:style-name="P26">-rw-r--r--. 1 root root <text:s/>936 May 16 <text:s/>2018 /etc/mke2fs.conf</text:p>
      <text:p text:style-name="P26">-rw-r--r--. 1 root root 1746 Nov 17 19:01 /etc/nsswitch.conf</text:p>
      <text:p text:style-name="P26">-rw-r--r--. 1 root root 4922 Mar <text:s/>6 <text:s/>2015 /etc/oddjobd.conf</text:p>
      <text:p text:style-name="P26">-rw-r--r--. 1 root root <text:s text:c="2"/>50 Nov 22 16:21 /etc/resolv.conf</text:p>
      <text:p text:style-name="P26">-rw-r--r--. 1 root root <text:s/>458 Apr 11 <text:s/>2018 /etc/rsyncd.conf</text:p>
      <text:p text:style-name="P26">-rw-r--r--. 1 root root 3232 May 14 <text:s/>2018 /etc/rsyslog.conf</text:p>
      <text:p text:style-name="P26">-rw-r--r--. 1 root root <text:s/>216 Apr 11 <text:s/>2018 /etc/sestatus.conf</text:p>
      <text:p text:style-name="P26">-rw-r-----. 1 root root 1786 Jun 26 23:37 /etc/sudo.conf</text:p>
      <text:p text:style-name="P26">-rw-r-----. 1 root root 3181 Jun 26 23:37 /etc/sudo-ldap.conf</text:p>
      <text:p text:style-name="P26">-rw-r--r--. 1 root root <text:s/>449 Sep 26 23:55 /etc/sysctl.conf</text:p>
      <text:p text:style-name="P26">-rw-------. 1 tss <text:s/>tss <text:s/>7046 Aug <text:s/>3 <text:s/>2017 /etc/tcsd.conf</text:p>
      <text:p text:style-name="P26">-rw-r--r--. 1 root root <text:s text:c="2"/>37 Nov 17 19:04 /etc/vconsole.conf</text:p>
      <text:p text:style-name="P26">-rw-r--r--. 1 root root <text:s/>970 Apr 13 <text:s/>2018 /etc/yum.conf</text:p>
      <text:p text:style-name="P15"/>
      <text:list xml:id="list225808302538236" text:continue-numbering="true" text:style-name="L1">
        <text:list-item>
          <text:p text:style-name="P14">Show the security context of the files:</text:p>
        </text:list-item>
      </text:list>
      <text:p text:style-name="P15"/>
      <text:p text:style-name="P55">[s1mtech@penny-virtual ~]$ ls -Z /etc/*.conf</text:p>
      <text:p text:style-name="P26">-rw-r--r--. root root system_u:object_r:etc_t:s0 <text:s text:c="6"/>/etc/asound.conf</text:p>
      <text:p text:style-name="P26">-rw-r--r--. root root system_u:object_r:etc_t:s0 <text:s text:c="6"/>/etc/chrony.conf</text:p>
      <text:p text:style-name="P26">-rw-r--r--. root root system_u:object_r:etc_t:s0 <text:s text:c="6"/>/etc/dracut.conf</text:p>
      <text:p text:style-name="P26">-rw-r--r--. root root system_u:object_r:etc_t:s0 <text:s text:c="6"/>/etc/e2fsck.conf</text:p>
      <text:p text:style-name="P26">-rw-r--r--. root root system_u:object_r:etc_t:s0 <text:s text:c="6"/>/etc/GeoIP.conf</text:p>
      <text:p text:style-name="P26">-rw-r--r--. root root system_u:object_r:etc_t:s0 <text:s text:c="6"/>/etc/host.conf</text:p>
      <text:p text:style-name="P26">-rw-r--r--. root root system_u:object_r:kdump_etc_t:s0 /etc/kdump.conf</text:p>
      <text:p text:style-name="P26">-rw-r--r--. root root system_u:object_r:krb5_conf_t:s0 /etc/krb5.conf</text:p>
      <text:p text:style-name="P26">-rw-r--r--. root root system_u:object_r:etc_t:s0 <text:s text:c="6"/>/etc/ld.so.conf</text:p>
      <text:p text:style-name="P26">-rw-r-----. root root system_u:object_r:etc_t:s0 <text:s text:c="6"/>/etc/libaudit.conf</text:p>
      <text:p text:style-name="P26">-rw-r--r--. root root system_u:object_r:etc_t:s0 <text:s text:c="6"/>/etc/libuser.conf</text:p>
      <text:p text:style-name="P26">-rw-r--r--. root root system_u:object_r:locale_t:s0 <text:s text:c="3"/>/etc/locale.conf</text:p>
      <text:p text:style-name="P26">-rw-r--r--. root root system_u:object_r:etc_t:s0 <text:s text:c="6"/>/etc/logrotate.conf</text:p>
      <text:p text:style-name="P26">-rw-r--r--. root root system_u:object_r:etc_t:s0 <text:s text:c="6"/>/etc/man_db.conf</text:p>
      <text:p text:style-name="P26">-rw-r--r--. root root system_u:object_r:etc_t:s0 <text:s text:c="6"/>/etc/mke2fs.conf</text:p>
      <text:p text:style-name="P26">-rw-r--r--. root root system_u:object_r:etc_t:s0 <text:s text:c="6"/>/etc/nsswitch.conf</text:p>
      <text:p text:style-name="P26">-rw-r--r--. root root system_u:object_r:etc_t:s0 <text:s text:c="6"/>/etc/oddjobd.conf</text:p>
      <text:p text:style-name="P26">-rw-r--r--. root root system_u:object_r:net_conf_t:s0 <text:s/>/etc/resolv.conf</text:p>
      <text:p text:style-name="P26">-rw-r--r--. root root system_u:object_r:rsync_etc_t:s0 /etc/rsyncd.conf</text:p>
      <text:p text:style-name="P26">-rw-r--r--. root root system_u:object_r:syslog_conf_t:s0 /etc/rsyslog.conf</text:p>
      <text:p text:style-name="P26"><text:soft-page-break/>-rw-r--r--. root root system_u:object_r:etc_t:s0 <text:s text:c="6"/>/etc/sestatus.conf</text:p>
      <text:p text:style-name="P26">-rw-r-----. root root system_u:object_r:etc_t:s0 <text:s text:c="6"/>/etc/sudo.conf</text:p>
      <text:p text:style-name="P26">-rw-r-----. root root system_u:object_r:etc_t:s0 <text:s text:c="6"/>/etc/sudo-ldap.conf</text:p>
      <text:p text:style-name="P26">-rw-r--r--. root root system_u:object_r:system_conf_t:s0 /etc/sysctl.conf</text:p>
      <text:p text:style-name="P26">-rw-------. tss <text:s/>tss <text:s/>system_u:object_r:etc_t:s0 <text:s text:c="6"/>/etc/tcsd.conf</text:p>
      <text:p text:style-name="P26">-rw-r--r--. root root system_u:object_r:locale_t:s0 <text:s text:c="3"/>/etc/vconsole.conf</text:p>
      <text:p text:style-name="P26">-rw-r--r--. root root system_u:object_r:etc_t:s0 <text:s text:c="6"/>/etc/yum.conf</text:p>
      <text:p text:style-name="P15"/>
      <text:list xml:id="list225808164496816" text:continue-numbering="true" text:style-name="L1">
        <text:list-item>
          <text:p text:style-name="P14">Check the type contexts for user home directories:</text:p>
        </text:list-item>
      </text:list>
      <text:p text:style-name="P15"/>
      <text:p text:style-name="P55">[s1mtech@penny-virtual ~]$ ls -Z /home</text:p>
      <text:p text:style-name="P26">drwx------. guestuser <text:s text:c="5"/>guestuser <text:s text:c="5"/>guest_u:object_r:user_home_dir_t:s0 guestuser</text:p>
      <text:p text:style-name="P26">drwx------. regularuser <text:s text:c="3"/>regularuser <text:s text:c="3"/>user_u:object_r:user_home_dir_t:s0 regularuser</text:p>
      <text:p text:style-name="P26">drwx------. restricteduser restricteduser user_u:object_r:user_home_dir_t:s0 restricteduser</text:p>
      <text:p text:style-name="P26">drwx------. s1mtech <text:s text:c="7"/>s1mtech <text:s text:c="7"/>unconfined_u:object_r:user_home_dir_t:s0 s1mtech</text:p>
      <text:p text:style-name="P26">drwx------. switcheduser <text:s text:c="2"/>switcheduser <text:s text:c="2"/>unconfined_u:object_r:user_home_dir_t:s0 switcheduser</text:p>
      <text:p text:style-name="P15"/>
      <text:list xml:id="list225807801824307" text:continue-numbering="true" text:style-name="L1">
        <text:list-item>
          <text:p text:style-name="P14">Check the process security contexts:</text:p>
        </text:list-item>
      </text:list>
      <text:p text:style-name="P15"/>
      <text:p text:style-name="P55">[s1mtech@penny-virtual ~]$ ps -efZ | grep 'httpd\|vsftpd'</text:p>
      <text:p text:style-name="P26">system_u:system_r:httpd_t:s0 <text:s text:c="3"/>root <text:s text:c="5"/>3436 <text:s text:c="4"/>1 <text:s/>0 16:38 ? <text:s text:c="7"/>00:00:00 /usr/sbin/httpd -DFOREGROUND</text:p>
      <text:p text:style-name="P26">system_u:system_r:httpd_t:s0 <text:s text:c="3"/>apache <text:s text:c="3"/>3437 <text:s/>3436 <text:s/>0 16:38 ? <text:s text:c="7"/>00:00:00 /usr/sbin/httpd -DFOREGROUND</text:p>
      <text:p text:style-name="P26">system_u:system_r:httpd_t:s0 <text:s text:c="3"/>apache <text:s text:c="3"/>3438 <text:s/>3436 <text:s/>0 16:38 ? <text:s text:c="7"/>00:00:00 /usr/sbin/httpd -DFOREGROUND</text:p>
      <text:p text:style-name="P26">system_u:system_r:httpd_t:s0 <text:s text:c="3"/>apache <text:s text:c="3"/>3439 <text:s/>3436 <text:s/>0 16:38 ? <text:s text:c="7"/>00:00:00 /usr/sbin/httpd -DFOREGROUND</text:p>
      <text:p text:style-name="P26">system_u:system_r:httpd_t:s0 <text:s text:c="3"/>apache <text:s text:c="3"/>3440 <text:s/>3436 <text:s/>0 16:38 ? <text:s text:c="7"/>00:00:00 /usr/sbin/httpd -DFOREGROUND</text:p>
      <text:p text:style-name="P26">system_u:system_r:httpd_t:s0 <text:s text:c="3"/>apache <text:s text:c="3"/>3441 <text:s/>3436 <text:s/>0 16:38 ? <text:s text:c="7"/>00:00:00 /usr/sbin/httpd -DFOREGROUND</text:p>
      <text:p text:style-name="P26">system_u:system_r:ftpd_t:s0-s0:c0.c1023 root 3456 <text:s/>1 <text:s/>0 16:38 ? <text:s text:c="7"/>00:00:00 /usr/sbin/vsftpd /etc/vsftpd/vsftpd.conf</text:p>
      <text:p text:style-name="P26">unconfined_u:unconfined_r:unconfined_t:s0-s0:c0.c1023 s1mtech 3464 3084 <text:s/>0 16:38 pts/1 00:00:00 grep --color=auto httpd\|vsftpd</text:p>
      <text:p text:style-name="P15"/>
      <text:list xml:id="list225808561390307" text:continue-numbering="true" text:style-name="L1">
        <text:list-item>
          <text:p text:style-name="P14">Create a file within the directory of the web server and check its context:</text:p>
        </text:list-item>
      </text:list>
      <text:p text:style-name="P15"><text:soft-page-break/></text:p>
      <text:p text:style-name="P55">[s1mtech@penny-virtual ~]$ sudo touch /var/www/html/index.html</text:p>
      <text:p text:style-name="P26">[s1mtech@penny-virtual ~]$ ls -Z /var/www/html/*</text:p>
      <text:p text:style-name="P26">-rw-r--r--. root root unconfined_u:object_r:httpd_sys_content_t:s0 /var/www/html/index.html</text:p>
      <text:p text:style-name="P15"/>
      <text:list xml:id="list225808764973289" text:continue-numbering="true" text:style-name="L1">
        <text:list-item>
          <text:p text:style-name="P14">Use the sesearch command to check the type of access allowed for the httpd daemon:</text:p>
        </text:list-item>
      </text:list>
      <text:p text:style-name="P15"/>
      <text:p text:style-name="P55">[s1mtech@penny-virtual ~]$ sudo sesearch --allow --source httpd_t --target httpd_sys_content_t --class file</text:p>
      <text:p text:style-name="P26">Found 5 semantic av rules:</text:p>
      <text:p text:style-name="P26"><text:s text:c="3"/>allow httpd_t httpd_content_type : file { ioctl read getattr lock open } ; </text:p>
      <text:p text:style-name="P26"><text:s text:c="3"/>allow httpd_t httpd_sys_content_t : file { ioctl read getattr lock open } ; </text:p>
      <text:p text:style-name="P26"><text:s text:c="3"/>allow httpd_t httpdcontent : file { ioctl read write create getattr setattr lock append unlink link rename open } ; </text:p>
      <text:p text:style-name="P26"><text:s text:c="3"/>allow httpd_t httpdcontent : file { read getattr execute open } ; </text:p>
      <text:p text:style-name="P26"><text:s text:c="3"/>allow httpd_t httpd_content_type : file { ioctl read getattr lock open } ; </text:p>
      <text:p text:style-name="P15"/>
      <text:list xml:id="list225808519929488" text:continue-numbering="true" text:style-name="L1">
        <text:list-item>
          <text:p text:style-name="P14">Edit the content of the file /var/www/html/index.html:</text:p>
        </text:list-item>
      </text:list>
      <text:p text:style-name="P15"/>
      <text:p text:style-name="P55">[s1mtech@penny-virtual ~]$ sudo nano /var/www/html/index.html </text:p>
      <text:p text:style-name="P27">[s1mtech@penny-virtual ~]$ sudo <text:span text:style-name="T3">cat</text:span> /var/www/html/index.html</text:p>
      <text:p text:style-name="P27">&lt;html&gt;</text:p>
      <text:p text:style-name="P27"><text:tab/>&lt;title&gt;</text:p>
      <text:p text:style-name="P27"><text:tab/><text:tab/>This is a test web page</text:p>
      <text:p text:style-name="P27"><text:tab/>&lt;/title&gt;</text:p>
      <text:p text:style-name="P27"><text:tab/>&lt;body&gt;</text:p>
      <text:p text:style-name="P27"><text:tab/><text:tab/>&lt;h1&gt;This is a test web page&lt;/h1&gt;</text:p>
      <text:p text:style-name="P27"><text:tab/>&lt;/body&gt;</text:p>
      <text:p text:style-name="P27">&lt;/html&gt; </text:p>
      <text:p text:style-name="P27"/>
      <text:p text:style-name="P27"/>
      <text:list xml:id="list225809033576611" text:continue-numbering="true" text:style-name="L1">
        <text:list-item>
          <text:p text:style-name="P14">Change the permission of the /var/www/ folder and its contents, followed by a restart of the httpd daemon:</text:p>
        </text:list-item>
      </text:list>
      <text:p text:style-name="P15"/>
      <text:p text:style-name="P55">[s1mtech@penny-virtual ~]$ sudo chmod -R 755 /var/www</text:p>
      <text:p text:style-name="P26">[s1mtech@penny-virtual ~]$ sudo service httpd restart</text:p>
      <text:p text:style-name="P26">Redirecting to /bin/systemctl restart httpd.service</text:p>
      <text:p text:style-name="P15"/>
      <text:list xml:id="list225807512621570" text:continue-numbering="true" text:style-name="L1">
        <text:list-item>
          <text:p text:style-name="P14">Access the html using firefox <text:a xlink:type="simple" xlink:href="http://localhost/index.html" text:style-name="Internet_20_link" text:visited-style-name="Visited_20_Internet_20_Link">http://localhost/index.html</text:a>:</text:p>
        </text:list-item>
      </text:list>
      <text:p text:style-name="P15"><text:soft-page-break/></text:p>
      <text:p text:style-name="P63">The page was displayed successfully.</text:p>
      <text:p text:style-name="P15"/>
      <text:list xml:id="list225807544927378" text:continue-numbering="true" text:style-name="L1">
        <text:list-item>
          <text:p text:style-name="P14">Now change the file type to var_t:</text:p>
        </text:list-item>
      </text:list>
      <text:p text:style-name="P15"/>
      <text:p text:style-name="P55">[s1mtech@penny-virtual ~]$ sudo chcon --type var_t /var/www/html/index.html </text:p>
      <text:p text:style-name="P26">[sudo] password for s1mtech: </text:p>
      <text:p text:style-name="P15"/>
      <text:list xml:id="list225808036457275" text:continue-numbering="true" text:style-name="L1">
        <text:list-item>
          <text:p text:style-name="P14">Confirm the type change:</text:p>
        </text:list-item>
      </text:list>
      <text:p text:style-name="P15"/>
      <text:p text:style-name="P55">[s1mtech@penny-virtual ~]$ ls -Z /var/www/html/</text:p>
      <text:p text:style-name="P26">-rwxr-xr-x. root root unconfined_u:object_r:var_t:s0 <text:s text:c="2"/>index.html</text:p>
      <text:p text:style-name="P15"/>
      <text:list xml:id="list225808704425354" text:continue-numbering="true" text:style-name="L1">
        <text:list-item>
          <text:p text:style-name="P14">Access the html again using firefox <text:a xlink:type="simple" xlink:href="http://localhost/index.html" text:style-name="Internet_20_link" text:visited-style-name="Visited_20_Internet_20_Link">http://localhost/index.html</text:a>:</text:p>
        </text:list-item>
      </text:list>
      <text:p text:style-name="P15"/>
      <text:p text:style-name="P63">The server displays a 403: Forbidden error.</text:p>
      <text:p text:style-name="P15"/>
      <text:list xml:id="list225808759447176" text:continue-numbering="true" text:style-name="L1">
        <text:list-item>
          <text:p text:style-name="P14">Change the file type with the restorecon command:</text:p>
          <text:p text:style-name="P101"/>
          <text:p text:style-name="P112">[s1mtech@penny-virtual ~]$ sudo restorecon -v /var/www/html/index.html</text:p>
          <text:p text:style-name="P110">restorecon reset /var/www/html/index.html context unconfined_u:object_r:var_t:s0→unconfined_u:object_r:httpd_sys_content_t:s0</text:p>
        </text:list-item>
      </text:list>
      <text:p text:style-name="P111"/>
      <text:p text:style-name="P111"/>
      <text:list xml:id="list225808806102330" text:continue-numbering="true" text:style-name="L1">
        <text:list-header>
          <text:p text:style-name="P106">Part 3 : Users</text:p>
        </text:list-header>
      </text:list>
      <text:p text:style-name="P107"/>
      <text:list xml:id="list225808028344560" text:continue-list="list225808806102330" text:style-name="L1">
        <text:list-item text:start-value="1">
          <text:p text:style-name="P7">View the SELinux mapping of the users on the system:</text:p>
        </text:list-item>
      </text:list>
      <text:p text:style-name="P19"/>
      <text:p text:style-name="P67">[s1mtech@penny-virtual ~]$ sudo semanage login -l</text:p>
      <text:p text:style-name="P29"/>
      <text:p text:style-name="P29">Login Name <text:s text:c="10"/>SELinux User <text:s text:c="8"/>MLS/MCS Range <text:s text:c="7"/>Service</text:p>
      <text:p text:style-name="P29"/>
      <text:p text:style-name="P29">__default__ <text:s text:c="9"/>unconfined_u <text:s text:c="8"/>s0-s0:c0.c1023 <text:s text:c="6"/>*</text:p>
      <text:p text:style-name="P29">guestuser <text:s text:c="11"/>unconfined_u <text:s text:c="8"/>s0-s0:c0.c1023 <text:s text:c="6"/>*</text:p>
      <text:p text:style-name="P29">regularuser <text:s text:c="9"/>unconfined_u <text:s text:c="8"/>s0-s0:c0.c1023 <text:s text:c="6"/>*</text:p>
      <text:p text:style-name="P29"><text:soft-page-break/>restricteduser <text:s text:c="6"/>unconfined_u <text:s text:c="8"/>s0-s0:c0.c1023 <text:s text:c="6"/>*</text:p>
      <text:p text:style-name="P29">root <text:s text:c="16"/>unconfined_u <text:s text:c="8"/>s0-s0:c0.c1023 <text:s text:c="6"/>*</text:p>
      <text:p text:style-name="P29">switcheduser <text:s text:c="8"/>unconfined_u <text:s text:c="8"/>s0-s0:c0.c1023 <text:s text:c="6"/>*</text:p>
      <text:p text:style-name="P29">system_u <text:s text:c="12"/>system_u <text:s text:c="12"/>s0-s0:c0.c1023 <text:s text:c="6"/>*</text:p>
      <text:p text:style-name="P19"/>
      <text:list xml:id="list225808976334206" text:continue-numbering="true" text:style-name="L1">
        <text:list-item>
          <text:p text:style-name="P18">See what SELinux users are available on the system:</text:p>
        </text:list-item>
      </text:list>
      <text:p text:style-name="P19"/>
      <text:p text:style-name="P46">[s1mtech@penny-virtual ~]$ sudo semanage user -l</text:p>
      <text:p text:style-name="P44"/>
      <text:p text:style-name="P44"><text:s text:c="16"/>Labeling <text:s text:c="2"/>MLS/ <text:s text:c="6"/>MLS/ <text:s text:c="25"/></text:p>
      <text:p text:style-name="P44">SELinux User <text:s text:c="3"/>Prefix <text:s text:c="4"/>MCS Level <text:s/>MCS Range <text:s text:c="21"/>SELinux Roles</text:p>
      <text:p text:style-name="P44"/>
      <text:p text:style-name="P44">guest_u <text:s text:c="8"/>user <text:s text:c="6"/>s0 <text:s text:c="8"/>s0 <text:s text:c="28"/>guest_r</text:p>
      <text:p text:style-name="P44">root <text:s text:c="11"/>user <text:s text:c="6"/>s0 <text:s text:c="8"/>s0-s0:c0.c1023 <text:s text:c="16"/>staff_r sysadm_r system_r unconfined_r</text:p>
      <text:p text:style-name="P44">staff_u <text:s text:c="8"/>user <text:s text:c="6"/>s0 <text:s text:c="8"/>s0-s0:c0.c1023 <text:s text:c="16"/>staff_r sysadm_r system_r unconfined_r</text:p>
      <text:p text:style-name="P44">sysadm_u <text:s text:c="7"/>user <text:s text:c="6"/>s0 <text:s text:c="8"/>s0-s0:c0.c1023 <text:s text:c="16"/>sysadm_r</text:p>
      <text:p text:style-name="P44">system_u <text:s text:c="7"/>user <text:s text:c="6"/>s0 <text:s text:c="8"/>s0-s0:c0.c1023 <text:s text:c="16"/>system_r unconfined_r</text:p>
      <text:p text:style-name="P44">unconfined_u <text:s text:c="3"/>user <text:s text:c="6"/>s0 <text:s text:c="8"/>s0-s0:c0.c1023 <text:s text:c="16"/>system_r unconfined_r</text:p>
      <text:p text:style-name="P44">user_u <text:s text:c="9"/>user <text:s text:c="6"/>s0 <text:s text:c="8"/>s0 <text:s text:c="28"/>user_r</text:p>
      <text:p text:style-name="P44">xguest_u <text:s text:c="7"/>user <text:s text:c="6"/>s0 <text:s text:c="8"/>s0 <text:s text:c="28"/>xguest_r</text:p>
      <text:p text:style-name="P19"/>
      <text:list xml:id="list225808703918534" text:continue-numbering="true" text:style-name="L1">
        <text:list-item>
          <text:p text:style-name="P18">To know the security context of root:</text:p>
        </text:list-item>
      </text:list>
      <text:p text:style-name="P19"/>
      <text:p text:style-name="P63">[s1mtech@penny-virtual ~]$ sudo id -Z</text:p>
      <text:p text:style-name="P28">unconfined_u:unconfined_r:unconfined_t:s0-s0:c0.c1023</text:p>
      <text:p text:style-name="P19"/>
      <text:list xml:id="list225808217653710" text:continue-numbering="true" text:style-name="L1">
        <text:list-item>
          <text:p text:style-name="P18">Start four new sessions with the four users created from separate terminal windows:</text:p>
        </text:list-item>
      </text:list>
      <text:p text:style-name="P19"/>
      <text:p text:style-name="P63">[s1mtech@penny-virtual ~]$ ssh regularuser@localhost</text:p>
      <text:p text:style-name="P28">regularuser@localhost's password: </text:p>
      <text:p text:style-name="P28">Last login: Fri Nov 23 15:29:14 2018</text:p>
      <text:p text:style-name="P19"/>
      <text:list xml:id="list225807698739116" text:continue-numbering="true" text:style-name="L1">
        <text:list-item>
          <text:p text:style-name="P18">Check the security context of regular user:</text:p>
        </text:list-item>
      </text:list>
      <text:p text:style-name="P19"/>
      <text:p text:style-name="P63"><text:soft-page-break/>[regularuser@penny-virtual ~]$ id -Z</text:p>
      <text:p text:style-name="P28">unconfined_u:unconfined_r:unconfined_t:s0-s0:c0.c1023</text:p>
      <text:p text:style-name="P19"/>
      <text:list xml:id="list225807466948944" text:continue-numbering="true" text:style-name="L1">
        <text:list-item>
          <text:p text:style-name="P20">Check the user’s ability to switch into another account:</text:p>
        </text:list-item>
      </text:list>
      <text:p text:style-name="P21"/>
      <text:p text:style-name="P71">[regularuser@penny-virtual ~]$ su switcheduser</text:p>
      <text:p text:style-name="P31">Password: </text:p>
      <text:p text:style-name="P31">[switcheduser@penny-virtual regularuser]$ </text:p>
      <text:p text:style-name="P21"/>
      <text:list xml:id="list225807274411697" text:continue-numbering="true" text:style-name="L1">
        <text:list-item>
          <text:p text:style-name="P20">Go to s1mtech terminal and map regularuser to user_u:</text:p>
        </text:list-item>
      </text:list>
      <text:p text:style-name="P21"/>
      <text:p text:style-name="P71">[s1mtech@penny-virtual ~]$ sudo semanage login -a -s user_u regularuser</text:p>
      <text:p text:style-name="P21"/>
      <text:list xml:id="list225807252399978" text:continue-numbering="true" text:style-name="L1">
        <text:list-item>
          <text:p text:style-name="P20">Go back to regularuser's terminal window and switch back from switcheduser:</text:p>
        </text:list-item>
      </text:list>
      <text:p text:style-name="P21"/>
      <text:p text:style-name="P71">[switcheduser@penny-virtual regularuser]$ exit</text:p>
      <text:p text:style-name="P31">exit</text:p>
      <text:p text:style-name="P31">[regularuser@penny-virtual ~]$</text:p>
      <text:p text:style-name="P21"/>
      <text:list xml:id="list225807421224967" text:continue-numbering="true" text:style-name="L1">
        <text:list-item>
          <text:p text:style-name="P20">Try to change to switcheduser again:</text:p>
        </text:list-item>
      </text:list>
      <text:p text:style-name="P21"/>
      <text:p text:style-name="P71">[regularuser@penny-virtual ~]$ su switcheduser</text:p>
      <text:p text:style-name="P31">Password: </text:p>
      <text:p text:style-name="P31">su: Authentication failure</text:p>
      <text:p text:style-name="P21"/>
      <text:list xml:id="list225808770383080" text:continue-numbering="true" text:style-name="L1">
        <text:list-item>
          <text:p text:style-name="P20">regularuser is now mapped to user_u:</text:p>
        </text:list-item>
      </text:list>
      <text:p text:style-name="P21"/>
      <text:p text:style-name="P71">[regularuser@penny-virtual ~]$ id -Z</text:p>
      <text:p text:style-name="P31">user_u:user_r:user_t:s0</text:p>
      <text:p text:style-name="P21"/>
      <text:list xml:id="list225808456743044" text:continue-numbering="true" text:style-name="L1">
        <text:list-item>
          <text:p text:style-name="P20">SELinux allows users mapped to the guest_t account to execute scripts from their home directories:</text:p>
        </text:list-item>
      </text:list>
      <text:p text:style-name="P21"/>
      <text:p text:style-name="P71">[s1mtech@penny-virtual ~]$ sudo getsebool allow_guest_exec_content</text:p>
      <text:p text:style-name="P31">guest_exec_content --&gt; off</text:p>
      <text:p text:style-name="P21"/>
      <text:list xml:id="list225808055236074" text:continue-numbering="true" text:style-name="L1">
        <text:list-item>
          <text:p text:style-name="P20"><text:soft-page-break/>Change the SELinux user mapping for the guestuser account:</text:p>
        </text:list-item>
      </text:list>
      <text:p text:style-name="P21"/>
      <text:p text:style-name="P77">[s1mtech@penny-virtual ~]$ sudo semanage login -a -s <text:span text:style-name="T4">guest</text:span>_u <text:span text:style-name="T4">guestuser</text:span></text:p>
      <text:p text:style-name="P21"/>
      <text:list xml:id="list225807590410929" text:continue-numbering="true" text:style-name="L1">
        <text:list-item>
          <text:p text:style-name="P20">Verify the action by running the semanage login –l:</text:p>
        </text:list-item>
      </text:list>
      <text:p text:style-name="P21"/>
      <text:p text:style-name="P78">[s1mtech@penny-virtual ~]$ sudo semanage login -l</text:p>
      <text:p text:style-name="P30"/>
      <text:p text:style-name="P30">Login Name <text:s text:c="10"/>SELinux User <text:s text:c="8"/>MLS/MCS Range <text:s text:c="7"/>Service</text:p>
      <text:p text:style-name="P30"/>
      <text:p text:style-name="P30">__default__ <text:s text:c="9"/>unconfined_u <text:s text:c="8"/>s0-s0:c0.c1023 <text:s text:c="6"/>*</text:p>
      <text:p text:style-name="P30">guestuser <text:s text:c="11"/>guest_u <text:s text:c="13"/>s0 <text:s text:c="18"/>*</text:p>
      <text:p text:style-name="P30">regularuser <text:s text:c="9"/>user_u <text:s text:c="14"/>s0 <text:s text:c="18"/>*</text:p>
      <text:p text:style-name="P30">restricteduser <text:s text:c="6"/>unconfined_u <text:s text:c="8"/>s0-s0:c0.c1023 <text:s text:c="6"/>*</text:p>
      <text:p text:style-name="P30">root <text:s text:c="16"/>unconfined_u <text:s text:c="8"/>s0-s0:c0.c1023 <text:s text:c="6"/>*</text:p>
      <text:p text:style-name="P30">switcheduser <text:s text:c="8"/>unconfined_u <text:s text:c="8"/>s0-s0:c0.c1023 <text:s text:c="6"/>*</text:p>
      <text:p text:style-name="P30">system_u <text:s text:c="12"/>system_u <text:s text:c="12"/>s0-s0:c0.c1023 <text:s text:c="6"/>*</text:p>
      <text:p text:style-name="P21"/>
      <text:list xml:id="list225808046408341" text:continue-numbering="true" text:style-name="L1">
        <text:list-item>
          <text:p text:style-name="P20">Verify that you are in the guestuser home directory:</text:p>
        </text:list-item>
      </text:list>
      <text:p text:style-name="P21"/>
      <text:p text:style-name="P71">[guestuser@penny-virtual ~]$ pwd</text:p>
      <text:p text:style-name="P31">/home/guestuser</text:p>
      <text:p text:style-name="P21"/>
      <text:list xml:id="list225807351526476" text:continue-numbering="true" text:style-name="L1">
        <text:list-item>
          <text:p text:style-name="P20">Create the script:</text:p>
        </text:list-item>
      </text:list>
      <text:p text:style-name="P21"/>
      <text:p text:style-name="P71">[guestuser@penny-virtual ~]$ echo 'echo "This is a test script"' &gt;&gt; myscript.sh</text:p>
      <text:p text:style-name="P21"/>
      <text:list xml:id="list225807922163451" text:continue-numbering="true" text:style-name="L1">
        <text:list-item>
          <text:p text:style-name="P20">Make the script executable:</text:p>
        </text:list-item>
      </text:list>
      <text:p text:style-name="P21"/>
      <text:p text:style-name="P71">[guestuser@penny-virtual ~]$ chmod +x myscript.sh</text:p>
      <text:p text:style-name="P21"/>
      <text:list xml:id="list225808748511873" text:continue-numbering="true" text:style-name="L1">
        <text:list-item>
          <text:p text:style-name="P20">Execute the script:</text:p>
        </text:list-item>
      </text:list>
      <text:p text:style-name="P21"/>
      <text:p text:style-name="P71">[guestuser@penny-virtual ~]$ ./myscript.sh </text:p>
      <text:p text:style-name="P31">This is a test script</text:p>
      <text:p text:style-name="P21"/>
      <text:list xml:id="list225809145166424" text:continue-numbering="true" text:style-name="L1">
        <text:list-item>
          <text:p text:style-name="P20"><text:soft-page-break/>Go back to the root terminal window and change the boolean setting allow_guest_exec_content to off and verify it:</text:p>
        </text:list-item>
      </text:list>
      <text:p text:style-name="P21"/>
      <text:p text:style-name="P77"><text:span text:style-name="T3">[s1mtech@penny-virtual ~]$ </text:span>sudo setsebool allow_guest_exec_content off</text:p>
      <text:p text:style-name="P21"/>
      <text:list xml:id="list225808258723423" text:continue-numbering="true" text:style-name="L1">
        <text:list-item>
          <text:p text:style-name="P20">Going back to the console logged in as guestuser we try to run the script again:</text:p>
        </text:list-item>
      </text:list>
      <text:p text:style-name="P21"/>
      <text:p text:style-name="P71">[guestuser@penny-virtual ~]$ ./myscript.sh </text:p>
      <text:p text:style-name="P31">-bash: ./myscript.sh: Permission denied</text:p>
      <text:p text:style-name="P21"/>
      <text:list xml:id="list225808826747440" text:continue-numbering="true" text:style-name="L1">
        <text:list-item>
          <text:p text:style-name="P20">Check the denial in the log:</text:p>
        </text:list-item>
      </text:list>
      <text:p text:style-name="P21"/>
      <text:p text:style-name="P71">Nov 26 16:00:56 penny-virtual setroubleshoot: SELinux is preventing bash from execute access on the file myscript.sh. For complete SELinux messages run: sealert -l ef1e2740-32f1-49ec-9bb2-86410e36b748</text:p>
      <text:p text:style-name="P31">Nov 26 16:00:56 penny-virtual python: SELinux is preventing bash from execute access on the file myscript.sh.#012#012***** <text:s/>Plugin catchall_boolean (89.3 confidence) suggests <text:s text:c="2"/>******************#012#012If you want to allow guest to exec content#012Then you must tell SELinux about this by enabling the 'guest_exec_content' boolean.#012#012Do#012setsebool -P guest_exec_content 1#012#012***** <text:s/>Plugin catchall (11.6 confidence) suggests <text:s text:c="2"/>**************************#012#012If you believe that bash should be allowed execute access on the myscript.sh file by default.#012Then you should report this as a bug.#012You can generate a local policy module to allow this access.#012Do#012allow this access for now by executing:#012# ausearch -c 'bash' --raw | audit2allow -M my-bash#012# semodule -i my-bash.pp#012</text:p>
      <text:p text:style-name="P21"/>
      <text:list xml:id="list225808618307379" text:continue-numbering="true" text:style-name="L1">
        <text:list-item>
          <text:p text:style-name="P20">Run the sealert command with the ID for more information:</text:p>
        </text:list-item>
      </text:list>
      <text:p text:style-name="P21"/>
      <text:p text:style-name="P71">[s1mtech@penny-virtual ~]$ sealert -l ef1e2740-32f1-49ec-9bb2-86410e36b748</text:p>
      <text:p text:style-name="P31">SELinux is preventing bash from execute access on the file myscript.sh.</text:p>
      <text:p text:style-name="P31"/>
      <text:p text:style-name="P31">***** <text:s/>Plugin catchall_boolean (89.3 confidence) suggests <text:s text:c="2"/>******************</text:p>
      <text:p text:style-name="P31"/>
      <text:p text:style-name="P31">If you want to allow guest to exec content</text:p>
      <text:p text:style-name="P31">Then you must tell SELinux about this by enabling the 'guest_exec_content' boolean.</text:p>
      <text:p text:style-name="P31"><text:soft-page-break/></text:p>
      <text:p text:style-name="P31">Do</text:p>
      <text:p text:style-name="P31">setsebool -P guest_exec_content 1</text:p>
      <text:p text:style-name="P31"/>
      <text:p text:style-name="P31">***** <text:s/>Plugin catchall (11.6 confidence) suggests <text:s text:c="2"/>**************************</text:p>
      <text:p text:style-name="P31"/>
      <text:p text:style-name="P31">If you believe that bash should be allowed execute access on the myscript.sh file by default.</text:p>
      <text:p text:style-name="P31">Then you should report this as a bug.</text:p>
      <text:p text:style-name="P31">You can generate a local policy module to allow this access.</text:p>
      <text:p text:style-name="P31">Do</text:p>
      <text:p text:style-name="P31">allow this access for now by executing:</text:p>
      <text:p text:style-name="P31"># ausearch -c 'bash' --raw | audit2allow -M my-bash</text:p>
      <text:p text:style-name="P31"># semodule -i my-bash.pp</text:p>
      <text:p text:style-name="P31"/>
      <text:p text:style-name="P31"/>
      <text:p text:style-name="P31">Additional Information:</text:p>
      <text:p text:style-name="P31">Source Context <text:s text:c="15"/>guest_u:guest_r:guest_t:s0</text:p>
      <text:p text:style-name="P31">Target Context <text:s text:c="15"/>guest_u:object_r:user_home_t:s0</text:p>
      <text:p text:style-name="P31">Target Objects <text:s text:c="15"/>myscript.sh [ file ]</text:p>
      <text:p text:style-name="P31">Source <text:s text:c="23"/>bash</text:p>
      <text:p text:style-name="P31">Source Path <text:s text:c="18"/>bash</text:p>
      <text:p text:style-name="P31">Port <text:s text:c="25"/>&lt;Unknown&gt;</text:p>
      <text:p text:style-name="P31">Host <text:s text:c="25"/>penny-virtual</text:p>
      <text:p text:style-name="P31">Source RPM Packages <text:s text:c="10"/></text:p>
      <text:p text:style-name="P31">Target RPM Packages <text:s text:c="10"/></text:p>
      <text:p text:style-name="P31">Policy RPM <text:s text:c="19"/>selinux-policy-3.13.1-192.el7_5.6.noarch</text:p>
      <text:p text:style-name="P31">Selinux Enabled <text:s text:c="14"/>True</text:p>
      <text:p text:style-name="P31">Policy Type <text:s text:c="18"/>targeted</text:p>
      <text:p text:style-name="P31">Enforcing Mode <text:s text:c="15"/>Enforcing</text:p>
      <text:p text:style-name="P31">Host Name <text:s text:c="20"/>penny-virtual</text:p>
      <text:p text:style-name="P31">Platform <text:s text:c="21"/>Linux penny-virtual 3.10.0-862.14.4.el7.x86_64 #1</text:p>
      <text:p text:style-name="P31"><text:s text:c="30"/>SMP Wed Sep 26 15:12:11 UTC 2018 x86_64 x86_64</text:p>
      <text:p text:style-name="P31">Alert Count <text:s text:c="18"/>1</text:p>
      <text:p text:style-name="P31">First Seen <text:s text:c="19"/>2018-11-26 16:00:52 IST</text:p>
      <text:p text:style-name="P31">Last Seen <text:s text:c="20"/>2018-11-26 16:00:52 IST</text:p>
      <text:p text:style-name="P31">Local ID <text:s text:c="21"/>ef1e2740-32f1-49ec-9bb2-86410e36b748</text:p>
      <text:p text:style-name="P31"/>
      <text:p text:style-name="P31">Raw Audit Messages</text:p>
      <text:p text:style-name="P31">type=AVC msg=audit(1543228252.62:410): avc: <text:s/>denied <text:s/>{ execute } for <text:s/>pid=3258 comm="bash" name="myscript.sh" dev="dm-0" ino=4560823 scontext=guest_u:guest_r:guest_t:s0 tcontext=guest_u:object_r:user_home_t:s0 tclass=file</text:p>
      <text:p text:style-name="P31"/>
      <text:p text:style-name="P31"/>
      <text:p text:style-name="P31">Hash: bash,guest_t,user_home_t,file,execute</text:p>
      <text:p text:style-name="P21"/>
      <text:list xml:id="list225808000400127" text:continue-numbering="true" text:style-name="L1">
        <text:list-item>
          <text:p text:style-name="P20">Stop the httpd daemon:</text:p>
          <text:p text:style-name="P103"/>
        </text:list-item>
      </text:list>
      <text:p text:style-name="P71">[restricteduser@penny-virtual ~]$ sudo service httpd stop</text:p>
      <text:p text:style-name="P31"><text:soft-page-break/>Redirecting to /bin/systemctl stop httpd.service</text:p>
      <text:p text:style-name="P21"/>
      <text:list xml:id="list225809027459861" text:continue-numbering="true" text:style-name="L1">
        <text:list-item>
          <text:p text:style-name="P20">Go to the terminal of restricted user and check the security context:</text:p>
        </text:list-item>
      </text:list>
      <text:p text:style-name="P21"/>
      <text:p text:style-name="P71">[restricteduser@penny-virtual ~]$ id -Z</text:p>
      <text:p text:style-name="P31">unconfined_u:unconfined_r:unconfined_t:s0-s0:c0.c1023</text:p>
      <text:p text:style-name="P21"/>
      <text:list xml:id="list225808254473986" text:continue-numbering="true" text:style-name="L1">
        <text:list-item>
          <text:p text:style-name="P20">Try to start the http daemon:</text:p>
        </text:list-item>
      </text:list>
      <text:p text:style-name="P21"/>
      <text:p text:style-name="P71">[restricteduser@penny-virtual ~]$ sudo service httpd start</text:p>
      <text:p text:style-name="P31">[sudo] password for restricteduser: </text:p>
      <text:p text:style-name="P31">restricteduser is not in the sudoers file. <text:s/>This incident will be reported.</text:p>
      <text:p text:style-name="P21"/>
      <text:list xml:id="list225808837936558" text:continue-numbering="true" text:style-name="L1">
        <text:list-item>
          <text:p text:style-name="P20">Go to the terminal of s1mtech and add restricted user to /etc/sudoers file:</text:p>
        </text:list-item>
      </text:list>
      <text:p text:style-name="P21"/>
      <text:p text:style-name="P96">[<text:span text:style-name="T5">s1mtech</text:span>@penny-virtual ~]$ sudo visudo</text:p>
      <text:p text:style-name="P21"/>
      <text:list xml:id="list225807864536788" text:continue-numbering="true" text:style-name="L1">
        <text:list-item>
          <text:p text:style-name="P20">Now restricted user can start and stop httpd service with sudo privileges:</text:p>
        </text:list-item>
      </text:list>
      <text:p text:style-name="P21"/>
      <text:p text:style-name="P71">[restricteduser@penny-virtual ~]$ sudo service httpd start</text:p>
      <text:p text:style-name="P31">[sudo] password for restricteduser: </text:p>
      <text:p text:style-name="P31">Redirecting to /bin/systemctl start httpd.service</text:p>
      <text:p text:style-name="P21"/>
      <text:list xml:id="list225808319669419" text:continue-numbering="true" text:style-name="L1">
        <text:list-item>
          <text:p text:style-name="P20">Stop the service:</text:p>
        </text:list-item>
      </text:list>
      <text:p text:style-name="P21"/>
      <text:p text:style-name="P71">[restricteduser@penny-virtual ~]$ sudo service httpd stop</text:p>
      <text:p text:style-name="P31">Redirecting to /bin/systemctl stop httpd.service</text:p>
      <text:p text:style-name="P21"/>
      <text:list xml:id="list225808510164576" text:continue-numbering="true" text:style-name="L1">
        <text:list-item>
          <text:p text:style-name="P20">Map the restricteduser to the SELinux user_r account:</text:p>
        </text:list-item>
      </text:list>
      <text:p text:style-name="P21"/>
      <text:p text:style-name="P71">[s1mtech@penny-virtual ~]$ sudo semanage login -a -s user_u restricteduser</text:p>
      <text:p text:style-name="P21"><text:soft-page-break/></text:p>
      <text:list xml:id="list225807517481572" text:continue-numbering="true" text:style-name="L1">
        <text:list-item>
          <text:p text:style-name="P20">Show the roles user_u can assume:</text:p>
        </text:list-item>
      </text:list>
      <text:p text:style-name="P21"/>
      <text:p text:style-name="P71">[s1mtech@penny-virtual ~]$ sudo seinfo -uuser_u -x</text:p>
      <text:p text:style-name="P31"><text:s text:c="3"/>user_u</text:p>
      <text:p text:style-name="P31"><text:s text:c="6"/>default level: s0</text:p>
      <text:p text:style-name="P31"><text:s text:c="6"/>range: s0</text:p>
      <text:p text:style-name="P31"><text:s text:c="6"/>roles:</text:p>
      <text:p text:style-name="P31"><text:s text:c="9"/>object_r</text:p>
      <text:p text:style-name="P31"><text:s text:c="9"/>user_r</text:p>
      <text:p text:style-name="P21"/>
      <text:list xml:id="list225808205593474" text:continue-numbering="true" text:style-name="L1">
        <text:list-item>
          <text:p text:style-name="P20">Show the domains the user_r role is authorized to enter:</text:p>
        </text:list-item>
      </text:list>
      <text:p text:style-name="P21"/>
      <text:p text:style-name="P71">[s1mtech@penny-virtual ~]$ sudo seinfo -ruser_r -x</text:p>
      <text:p text:style-name="P31"><text:s text:c="3"/>user_r</text:p>
      <text:p text:style-name="P31"><text:s text:c="6"/>Dominated Roles:</text:p>
      <text:p text:style-name="P31"><text:s text:c="9"/>user_r</text:p>
      <text:p text:style-name="P31"><text:s text:c="6"/>Types:</text:p>
      <text:p text:style-name="P31"><text:s text:c="9"/>abrt_helper_t</text:p>
      <text:p text:style-name="P31"><text:s text:c="9"/>alsa_home_t</text:p>
      <text:p text:style-name="P31"><text:s text:c="9"/>antivirus_home_t</text:p>
      <text:p text:style-name="P31"><text:s text:c="9"/>httpd_user_script_t</text:p>
      <text:p text:style-name="P31"><text:s text:c="9"/>auth_home_t</text:p>
      <text:p text:style-name="P31"><text:s text:c="9"/>chkpwd_t</text:p>
      <text:p text:style-name="P31"><text:s text:c="9"/>pam_timestamp_t</text:p>
      <text:p text:style-name="P91">......<text:span text:style-name="T2">(extra output trimmed)</text:span></text:p>
      <text:p text:style-name="P21"/>
      <text:list xml:id="list225807220861067" text:continue-numbering="true" text:style-name="L1">
        <text:list-item>
          <text:p text:style-name="P20">Check whether user_r can enter in to httpd_t domain:</text:p>
        </text:list-item>
      </text:list>
      <text:p text:style-name="P21"/>
      <text:p text:style-name="P71">[s1mtech@penny-virtual ~]$ sudo seinfo -ruser_r -x | grep httpd</text:p>
      <text:p text:style-name="P31"><text:s text:c="9"/>httpd_user_script_t</text:p>
      <text:p text:style-name="P21"/>
      <text:list xml:id="list225807629012772" text:continue-numbering="true" text:style-name="L1">
        <text:list-item>
          <text:p text:style-name="P20">Go back to the restricteduser account's terminal window and try to start the httpd daemon now:</text:p>
        </text:list-item>
      </text:list>
      <text:p text:style-name="P21"/>
      <text:p text:style-name="P71">[restricteduser@penny-virtual ~]$ sudo service httpd start</text:p>
      <text:p text:style-name="P31">sudo: PERM_SUDOERS: setresuid(-1, 1, -1): Operation not permitted</text:p>
      <text:p text:style-name="P31">sudo: no valid sudoers sources found, quitting</text:p>
      <text:p text:style-name="P31">sudo: setresuid() [0, 0, 0] -&gt; [1004, -1, -1]: Operation not permitted</text:p>
      <text:p text:style-name="P31">sudo: unable to initialize policy plugin</text:p>
      <text:p text:style-name="P21"/>
      <text:list xml:id="list225808209943415" text:continue-numbering="true" text:style-name="L1">
        <text:list-item>
          <text:p text:style-name="P20"><text:soft-page-break/>Try to look at all the error messages related to the httpd daemon:</text:p>
        </text:list-item>
      </text:list>
      <text:p text:style-name="P21"/>
      <text:p text:style-name="P71">[s1mtech@penny-virtual ~]$ sudo ausearch -m avc -c httpd</text:p>
      <text:p text:style-name="P31">----</text:p>
      <text:p text:style-name="P31">time-&gt;Tue Nov 20 16:37:32 2018</text:p>
      <text:p text:style-name="P31">type=PROCTITLE msg=audit(1542712052.857:306): proctitle=2F7573722F7362696E2F6874747064002D44464F524547524F554E44</text:p>
      <text:p text:style-name="P31">type=SYSCALL msg=audit(1542712052.857:306): arch=c000003e syscall=4 success=no exit=-13 a0=55a82270e7b8 a1=7ffe3b9dab40 a2=7ffe3b9dab40 a3=7fe67d5b5712 items=0 ppid=3163 pid=3166 auid=4294967295 uid=48 gid=48 euid=48 suid=48 fsuid=48 egid=48 sgid=48 fsgid=48 tty=(none) ses=4294967295 comm="httpd" exe="/usr/sbin/httpd" subj=system_u:system_r:httpd_t:s0 key=(null)</text:p>
      <text:p text:style-name="P31">type=AVC msg=audit(1542712052.857:306): avc: <text:s/>denied <text:s/>{ getattr } for <text:s/>pid=3166 comm="httpd" path="/var/www/html/index.html" dev="dm-0" ino=1121095 scontext=system_u:system_r:httpd_t:s0 tcontext=unconfined_u:object_r:var_t:s0 tclass=file</text:p>
      <text:p text:style-name="P31">----</text:p>
      <text:p text:style-name="P24">......<text:span text:style-name="T2">(extra output trimmed)</text:span></text:p>
      <text:p text:style-name="P31"/>
      <text:p text:style-name="P31"/>
      <text:p text:style-name="P31">[s1mtech@penny-virtual ~]$ sealert -l 96f0a040-f82c-4d1d-9e6c-8398a4626b9c</text:p>
      <text:p text:style-name="P31">SELinux is preventing /usr/bin/mandb from getattr access on the file /usr/share/man/fr/man1/rnano.1.gz.</text:p>
      <text:p text:style-name="P31"/>
      <text:p text:style-name="P31">***** <text:s/>Plugin restorecon (94.8 confidence) suggests <text:s text:c="2"/>************************</text:p>
      <text:p text:style-name="P31"/>
      <text:p text:style-name="P31">If you want to fix the label. </text:p>
      <text:p text:style-name="P31">/usr/share/man/fr/man1/rnano.1.gz default label should be mandb_cache_t.</text:p>
      <text:p text:style-name="P31">Then you can run restorecon. The access attempt may have been stopped due to insufficient permissions to access a parent directory in which case try to change the following command accordingly.</text:p>
      <text:p text:style-name="P31">Do</text:p>
      <text:p text:style-name="P31"># /sbin/restorecon -v /usr/share/man/fr/man1/rnano.1.gz</text:p>
      <text:p text:style-name="P31"/>
      <text:p text:style-name="P31">***** <text:s/>Plugin catchall_labels (5.21 confidence) suggests <text:s text:c="2"/>*******************</text:p>
      <text:p text:style-name="P31"/>
      <text:p text:style-name="P31">If you want to allow mandb to have getattr access on the rnano.1.gz file</text:p>
      <text:p text:style-name="P31">Then you need to change the label on /usr/share/man/fr/man1/rnano.1.gz</text:p>
      <text:p text:style-name="P31">Do</text:p>
      <text:p text:style-name="P31"># semanage fcontext -a -t FILE_TYPE '/usr/share/man/fr/man1/rnano.1.gz'</text:p>
      <text:p text:style-name="P31">where FILE_TYPE is one of the following: NetworkManager_log_t, NetworkManager_tmp_t, abrt_helper_exec_t, abrt_tmp_t, abrt_upload_watch_tmp_t, abrt_var_cache_t, abrt_var_log_t, abrt_var_run_t, acct_data_t, admin_crontab_tmp_t, afs_logfile_t, aide_log_t, alsa_tmp_t, amanda_log_t, amanda_tmp_t, antivirus_log_t, antivirus_tmp_t, apcupsd_log_t, apcupsd_tmp_t, <text:soft-page-break/>apmd_log_t, apmd_tmp_t, arpwatch_tmp_t, asterisk_log_t, asterisk_tmp_t, auditadm_sudo_tmp_t, auth_cache_t, automount_tmp_t, awstats_tmp_t, bacula_log_t, bacula_tmp_t, bin_t, bitlbee_log_t, bitlbee_tmp_t, bluetooth_helper_tmp_t, bluetooth_helper_tmpfs_t, bluetooth_tmp_t, boinc_log_t, boinc_project_tmp_t, boinc_tmp_t, boot_t, bootloader_tmp_t, brltty_log_t, bugzilla_tmp_t, calamaris_log_t, callweaver_log_t, canna_log_t, cardmgr_dev_t, ccs_tmp_t, ccs_var_lib_t, ccs_var_log_t, cdcc_tmp_t, certmaster_var_log_t, cfengine_log_t, cgred_log_t, checkpc_log_t, chrome_sandbox_tmp_t, chronyd_var_log_t, cinder_api_tmp_t, cinder_backup_tmp_t, cinder_log_t, cinder_scheduler_tmp_t, cinder_volume_tmp_t, cloud_init_tmp_t, cloud_log_t, cluster_conf_t, cluster_tmp_t, cluster_var_lib_t, cluster_var_log_t, cluster_var_run_t, cobbler_tmp_t, cobbler_var_log_t, cockpit_tmp_t, collectd_script_tmp_t, colord_tmp_t, comsat_tmp_t, condor_log_t, condor_master_tmp_t, condor_schedd_tmp_t, condor_startd_tmp_t, conman_log_t, conman_tmp_t, consolekit_log_t, container_log_t, container_runtime_tmp_t, couchdb_log_t, couchdb_tmp_t, cpu_online_t, crack_tmp_t, cron_log_t, crond_tmp_t, crontab_tmp_t, ctdbd_log_t, ctdbd_tmp_t, cups_pdf_tmp_t, cupsd_log_t, cupsd_lpd_tmp_t, cupsd_tmp_t, cvs_tmp_t, cyphesis_log_t, cyphesis_tmp_t, cyrus_tmp_t, dbadm_sudo_tmp_t, dbskkd_tmp_t, dcc_client_tmp_t, dcc_dbclean_tmp_t, dccd_tmp_t, dccifd_tmp_t, dccm_tmp_t, ddclient_log_t, ddclient_tmp_t, deltacloudd_log_t, deltacloudd_tmp_t, denyhosts_var_log_t, devicekit_tmp_t, devicekit_var_log_t, dhcpc_tmp_t, dhcpd_tmp_t, dirsrv_snmp_var_log_t, dirsrv_tmp_t, dirsrv_var_log_t, dirsrvadmin_tmp_t, disk_munin_plugin_tmp_t, dkim_milter_tmp_t, dlm_controld_var_log_t, dnsmasq_var_log_t, dnssec_trigger_tmp_t, dovecot_auth_tmp_t, dovecot_deliver_tmp_t, dovecot_tmp_t, dovecot_var_log_t, drbd_tmp_t, dspam_log_t, etc_runtime_t, etc_t, evtchnd_var_log_t, exim_log_t, exim_tmp_t, fail2ban_log_t, fail2ban_tmp_t, fail2ban_var_lib_t, faillog_t, fenced_tmp_t, fenced_var_log_t, fetchmail_log_t, fingerd_log_t, firewalld_tmp_t, firewalld_var_log_t, firewallgui_tmp_t, foghorn_var_log_t, fonts_cache_t, fonts_t, fsadm_log_t, fsadm_tmp_t, fsdaemon_tmp_t, ftpd_tmp_t, ftpdctl_tmp_t, games_tmp_t, games_tmpfs_t, ganesha_tmp_t, ganesha_var_log_t, gconf_tmp_t, geoclue_tmp_t, getty_log_t, getty_tmp_t, gfs_controld_var_log_t, git_script_tmp_t, gkeyringd_tmp_t, glance_log_t, glance_registry_tmp_t, glance_tmp_t, glusterd_log_t, glusterd_tmp_t, gpg_agent_tmp_t, gpg_pinentry_tmp_t, gpg_pinentry_tmpfs_t, gpm_tmp_t, groupd_var_log_t, gssd_tmp_t, haproxy_var_log_t, hsqldb_tmp_t, httpd_log_t, httpd_php_tmp_t, httpd_suexec_tmp_t, httpd_tmp_t, icecast_log_t, inetd_child_tmp_t, inetd_log_t, inetd_tmp_t, init_tmp_t, initrc_tmp_t, initrc_var_log_t, innd_log_t, ipa_log_t, ipa_tmp_t, ipsec_log_t, ipsec_tmp_t, iptables_tmp_t, iscsi_log_t, iscsi_tmp_t, iwhd_log_t, jetty_log_t, jockey_var_log_t, kadmind_log_t, kadmind_tmp_t, kdumpctl_tmp_t, kdumpgui_tmp_t, keystone_log_t, keystone_tmp_t, kismet_log_t, kismet_tmp_t, kismet_tmpfs_t, klogd_tmp_t, krb5_host_rcache_t, krb5kdc_log_t, krb5kdc_tmp_t, ksmtuned_log_t, ktalkd_log_t, ktalkd_tmp_t, l2tpd_tmp_t, lastlog_t, ld_so_cache_t, ld_so_t, ldconfig_tmp_t, lib_t, livecd_tmp_t, locale_t, logrotate_mail_tmp_t, logrotate_tmp_t, logwatch_mail_tmp_t, logwatch_tmp_t, lpd_tmp_t, lpr_tmp_t, lsassd_tmp_t, lsmd_plugin_tmp_t, lvm_tmp_t, machineid_t, <text:soft-page-break/>mail_munin_plugin_tmp_t, mailman_cgi_tmp_t, mailman_log_t, mailman_mail_tmp_t, mailman_queue_tmp_t, man_cache_t, man_t, mandb_cache_t, mandb_exec_t, mandb_home_t, mandb_lock_t, mcelog_log_t, mdadm_log_t, mdadm_tmp_t, mediawiki_tmp_t, minidlna_log_t, mirrormanager_log_t, mock_tmp_t, mojomojo_tmp_t, mongod_log_t, mongod_tmp_t, motion_log_t, mount_tmp_t, mozilla_plugin_tmp_t, mozilla_plugin_tmpfs_t, mozilla_tmp_t, mozilla_tmpfs_t, mpd_log_t, mpd_tmp_t, mplayer_tmpfs_t, mrtg_log_t, mscan_tmp_t, munin_log_t, munin_script_tmp_t, munin_tmp_t, mysqld_log_t, mysqld_tmp_t, mythtv_var_log_t, nagios_eventhandler_plugin_tmp_t, nagios_log_t, nagios_openshift_plugin_tmp_t, nagios_system_plugin_tmp_t, nagios_tmp_t, named_log_t, named_tmp_t, netutils_tmp_t, neutron_log_t, neutron_tmp_t, nova_log_t, nova_tmp_t, nscd_log_t, nsd_log_t, nsd_tmp_t, ntop_tmp_t, ntpd_log_t, ntpd_tmp_t, numad_var_log_t, nut_upsd_tmp_t, nut_upsdrvctl_tmp_t, nut_upsmon_tmp_t, nx_server_tmp_t, opendnssec_tmp_t, openhpid_log_t, openshift_cgroup_read_tmp_t, openshift_cron_tmp_t, openshift_initrc_tmp_t, openshift_log_t, openshift_tmp_t, opensm_log_t, openvpn_status_t, openvpn_tmp_t, openvpn_var_log_t, openvswitch_log_t, openvswitch_tmp_t, openwsman_log_t, openwsman_tmp_t, oracleasm_tmp_t, osad_log_t, pam_timestamp_tmp_t, passenger_log_t, passenger_tmp_t, pcp_log_t, pcp_tmp_t, pegasus_openlmi_storage_tmp_t, pegasus_tmp_t, piranha_log_t, piranha_web_tmp_t, pkcs_slotd_log_t, pkcs_slotd_tmp_t, pki_ra_log_t, pki_tomcat_log_t, pki_tomcat_tmp_t, pki_tps_log_t, plymouthd_var_log_t, podsleuth_tmp_t, podsleuth_tmpfs_t, policykit_tmp_t, polipo_log_t, portmap_tmp_t, postfix_bounce_tmp_t, postfix_cleanup_tmp_t, postfix_local_tmp_t, postfix_map_tmp_t, postfix_pickup_tmp_t, postfix_pipe_tmp_t, postfix_qmgr_tmp_t, postfix_smtp_tmp_t, postfix_smtpd_tmp_t, postfix_virtual_tmp_t, postgresql_log_t, postgresql_tmp_t, pppd_log_t, pppd_tmp_t, pptp_log_t, prelink_exec_t, prelink_log_t, prelink_tmp_t, prelude_lml_tmp_t, prelude_log_t, privoxy_log_t, proc_t, procmail_log_t, procmail_tmp_t, prosody_log_t, prosody_tmp_t, psad_tmp_t, psad_var_log_t, pulseaudio_tmpfs_t, puppet_log_t, puppet_tmp_t, puppetmaster_tmp_t, pyicqt_log_t, qdiskd_var_log_t, qpidd_tmp_t, rabbitmq_var_log_t, racoon_tmp_t, radiusd_log_t, realmd_tmp_t, redis_log_t, rhev_agentd_log_t, rhev_agentd_tmp_t, rhsmcertd_log_t, rhsmcertd_tmp_t, ricci_modcluster_var_log_t, ricci_tmp_t, ricci_var_log_t, rkhunter_var_lib_t, rlogind_tmp_t, rpcbind_tmp_t, rpm_log_t, rpm_script_tmp_t, rpm_tmp_t, rsync_log_t, rsync_tmp_t, rtas_errd_log_t, rtas_errd_tmp_t, samba_log_t, samba_net_tmp_t, sanlock_log_t, sbd_tmpfs_t, sblim_tmp_t, secadm_sudo_tmp_t, sectool_tmp_t, sectool_var_log_t, selinux_munin_plugin_tmp_t, semanage_tmp_t, sendmail_log_t, sendmail_tmp_t, sensord_log_t, services_munin_plugin_tmp_t, session_dbusd_tmp_t, setroubleshoot_var_log_t, sge_tmp_t, shell_exec_t, shorewall_log_t, shorewall_tmp_t, slapd_log_t, slapd_tmp_t, slpd_log_t, smbd_tmp_t, smoltclient_tmp_t, smsd_log_t, smsd_tmp_t, snapperd_log_t, snmpd_log_t, snort_log_t, snort_tmp_t, sosreport_tmp_t, soundd_tmp_t, spamc_tmp_t, spamd_log_t, spamd_tmp_t, speech-dispatcher_log_t, speech-dispatcher_tmp_t, squid_log_t, squid_tmp_t, squirrelmail_spool_t, src_t, ssh_agent_tmp_t, ssh_keygen_tmp_t, ssh_tmpfs_t, sssd_var_log_t, staff_sudo_tmp_t, stapserver_log_t, stapserver_tmp_t, <text:soft-page-break/>stunnel_log_t, stunnel_tmp_t, svirt_tmp_t, svnserve_log_t, svnserve_tmp_t, swat_tmp_t, swift_tmp_t, sysadm_passwd_tmp_t, sysadm_sudo_tmp_t, syslogd_tmp_t, sysstat_log_t, system_conf_t, system_cronjob_tmp_t, system_db_t, system_dbusd_tmp_t, system_mail_tmp_t, system_munin_plugin_tmp_t, targetd_tmp_t, tcpd_tmp_t, telepathy_gabble_tmp_t, telepathy_idle_tmp_t, telepathy_logger_tmp_t, telepathy_mission_control_tmp_t, telepathy_msn_tmp_t, telepathy_salut_tmp_t, telepathy_sofiasip_tmp_t, telepathy_stream_engine_tmp_t, telepathy_sunshine_tmp_t, telnetd_tmp_t, tetex_data_t, textrel_shlib_t, tgtd_tmp_t, thin_aeolus_configserver_log_t, thin_log_t, thumb_tmp_t, tmp_t, tomcat_log_t, tomcat_tmp_t, tor_var_log_t, tuned_log_t, tuned_tmp_t, tvtime_tmp_t, tvtime_tmpfs_t, udev_tmp_t, ulogd_var_log_t, uml_tmp_t, uml_tmpfs_t, unconfined_munin_plugin_tmp_t, update_modules_tmp_t, user_cron_spool_t, user_fonts_t, user_home_t, user_mail_tmp_t, user_tmp_t, usr_t, uucpd_log_t, uucpd_tmp_t, var_log_t, var_spool_t, varnishd_tmp_t, varnishlog_log_t, vdagent_log_t, virt_log_t, virt_qemu_ga_log_t, virt_qemu_ga_tmp_t, virt_tmp_t, vmtools_tmp_t, vmware_host_tmp_t, vmware_log_t, vmware_tmp_t, vmware_tmpfs_t, vpnc_tmp_t, w3c_validator_tmp_t, watchdog_log_t, webadm_tmp_t, webalizer_tmp_t, winbind_log_t, wireshark_tmp_t, wireshark_tmpfs_t, wtmp_t, xauth_tmp_t, xdm_log_t, xend_tmp_t, xend_var_log_t, xenstored_tmp_t, xenstored_var_log_t, xferlog_t, xserver_log_t, xserver_tmpfs_t, ypbind_tmp_t, ypserv_tmp_t, zabbix_log_t, zabbix_tmp_t, zarafa_deliver_log_t, zarafa_deliver_tmp_t, zarafa_gateway_log_t, zarafa_ical_log_t, zarafa_indexer_log_t, zarafa_indexer_tmp_t, zarafa_monitor_log_t, zarafa_server_log_t, zarafa_server_tmp_t, zarafa_spooler_log_t, zarafa_var_lib_t, zebra_log_t, zebra_tmp_t, zoneminder_log_t.</text:p>
      <text:p text:style-name="P31">Then execute:</text:p>
      <text:p text:style-name="P31">restorecon -v '/usr/share/man/fr/man1/rnano.1.gz'</text:p>
      <text:p text:style-name="P31"/>
      <text:p text:style-name="P31"/>
      <text:p text:style-name="P31">***** <text:s/>Plugin catchall (1.44 confidence) suggests <text:s text:c="2"/>**************************</text:p>
      <text:p text:style-name="P31"/>
      <text:p text:style-name="P31">If you believe that mandb should be allowed getattr access on the rnano.1.gz file by default.</text:p>
      <text:p text:style-name="P31">Then you should report this as a bug.</text:p>
      <text:p text:style-name="P31">You can generate a local policy module to allow this access.</text:p>
      <text:p text:style-name="P31">Do</text:p>
      <text:p text:style-name="P31">allow this access for now by executing:</text:p>
      <text:p text:style-name="P31"># ausearch -c 'mandb' --raw | audit2allow -M my-mandb</text:p>
      <text:p text:style-name="P31"># semodule -i my-mandb.pp</text:p>
      <text:p text:style-name="P31"/>
      <text:p text:style-name="P31"/>
      <text:p text:style-name="P31">Additional Information:</text:p>
      <text:p text:style-name="P31">Source Context <text:s text:c="15"/>system_u:system_r:mandb_t:s0-s0:c0.c1023</text:p>
      <text:p text:style-name="P31">Target Context <text:s text:c="15"/>system_u:object_r:unlabeled_t:s0</text:p>
      <text:p text:style-name="P31">Target Objects <text:s text:c="15"/>/usr/share/man/fr/man1/rnano.1.gz [ file ]</text:p>
      <text:p text:style-name="P31">Source <text:s text:c="23"/>mandb</text:p>
      <text:p text:style-name="P31">Source Path <text:s text:c="18"/>/usr/bin/mandb</text:p>
      <text:p text:style-name="P31">Port <text:s text:c="25"/>&lt;Unknown&gt;</text:p>
      <text:p text:style-name="P31">Host <text:s text:c="25"/>penny-virtual</text:p>
      <text:p text:style-name="P31"><text:soft-page-break/>Source RPM Packages <text:s text:c="10"/>man-db-2.6.3-9.el7.x86_64</text:p>
      <text:p text:style-name="P31">Target RPM Packages <text:s text:c="10"/>nano-2.3.1-10.el7.x86_64</text:p>
      <text:p text:style-name="P31">Policy RPM <text:s text:c="19"/>selinux-policy-3.13.1-192.el7_5.6.noarch</text:p>
      <text:p text:style-name="P31">Selinux Enabled <text:s text:c="14"/>True</text:p>
      <text:p text:style-name="P31">Policy Type <text:s text:c="18"/>targeted</text:p>
      <text:p text:style-name="P31">Enforcing Mode <text:s text:c="15"/>Enforcing</text:p>
      <text:p text:style-name="P31">Host Name <text:s text:c="20"/>penny-virtual</text:p>
      <text:p text:style-name="P31">Platform <text:s text:c="21"/>Linux penny-virtual 3.10.0-862.14.4.el7.x86_64 #1</text:p>
      <text:p text:style-name="P31"><text:s text:c="30"/>SMP Wed Sep 26 15:12:11 UTC 2018 x86_64 x86_64</text:p>
      <text:p text:style-name="P31">Alert Count <text:s text:c="18"/>5</text:p>
      <text:p text:style-name="P31">First Seen <text:s text:c="19"/>2018-11-23 11:06:02 IST</text:p>
      <text:p text:style-name="P31">Last Seen <text:s text:c="20"/>2018-11-26 16:13:04 IST</text:p>
      <text:p text:style-name="P31">Local ID <text:s text:c="21"/>96f0a040-f82c-4d1d-9e6c-8398a4626b9c</text:p>
      <text:p text:style-name="P31"/>
      <text:p text:style-name="P31">Raw Audit Messages</text:p>
      <text:p text:style-name="P31">type=AVC msg=audit(1543228984.96:580): avc: <text:s/>denied <text:s/>{ getattr } for <text:s/>pid=3817 comm="mandb" path="/usr/share/man/fr/man1/rnano.1.gz" dev="dm-0" ino=112584 scontext=system_u:system_r:mandb_t:s0-s0:c0.c1023 tcontext=system_u:object_r:unlabeled_t:s0 tclass=file</text:p>
      <text:p text:style-name="P31"/>
      <text:p text:style-name="P31"/>
      <text:p text:style-name="P31">type=SYSCALL msg=audit(1543228984.96:580): arch=x86_64 syscall=stat success=no exit=EACCES a0=2603280 a1=7fff8cdc0f40 a2=7fff8cdc0f40 a3=7fff8cdc0d90 items=0 ppid=3812 pid=3817 auid=0 uid=0 gid=0 euid=0 suid=0 fsuid=0 egid=0 sgid=0 fsgid=0 tty=(none) ses=8 comm=mandb exe=/usr/bin/mandb subj=system_u:system_r:mandb_t:s0-s0:c0.c1023 key=(null)</text:p>
      <text:p text:style-name="P31"/>
      <text:p text:style-name="P31">Hash: mandb,mandb_t,unlabeled_t,file,getat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InputMono" svg:font-family="InputMono" style:font-pitch="fixed"/>
    <style:font-face style:name="InputMono Medium" svg:font-family="'Input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56:41.828616843</meta:creation-date>
    <dc:date>2018-11-26T22:58:06.440988653</dc:date>
    <meta:editing-duration>PT3M51S</meta:editing-duration>
    <meta:editing-cycles>1</meta:editing-cycles>
    <meta:document-statistic meta:table-count="0" meta:image-count="0" meta:object-count="0" meta:page-count="24" meta:paragraph-count="554" meta:word-count="4190" meta:character-count="39491" meta:non-whitespace-character-count="33399"/>
    <meta:generator>LibreOffice/6.1.0.3$Linux_X86_64 LibreOffice_project/10$Build-3</meta:generator>
  </office:meta>
</office:document-meta>
</file>